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2in" style:rel-column-width="13102*"/>
    </style:style>
    <style:style style:name="Table1.B" style:family="table-column">
      <style:table-column-properties style:column-width="1.3389in" style:rel-column-width="13109*"/>
    </style:style>
    <style:style style:name="Table1.E" style:family="table-column">
      <style:table-column-properties style:column-width="1.3389in" style:rel-column-width="1311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 style:writing-mode="lr-tb"/>
    </style:style>
    <style:style style:name="Table1.E1" style:family="table-cell">
      <style:table-cell-properties fo:padding="0.0382in" fo:border="0.05pt solid #000000" style:writing-mode="lr-tb"/>
    </style:style>
    <style:style style:name="Table1.A2" style:family="table-cell">
      <style:table-cell-properties fo:padding="0.0382in" fo:border-left="0.05pt solid #000000" fo:border-right="none" fo:border-top="none" fo:border-bottom="0.05pt solid #000000" style:writing-mode="lr-tb"/>
    </style:style>
    <style:style style:name="Table1.D2" style:family="table-cell" style:data-style-name="N61">
      <style:table-cell-properties fo:padding="0.0382in" fo:border-left="0.05pt solid #000000" fo:border-right="none" fo:border-top="none" fo:border-bottom="0.05pt solid #000000" style:writing-mode="lr-tb"/>
    </style:style>
    <style:style style:name="Table1.E2" style:family="table-cell" style:data-style-name="N0">
      <style:table-cell-properties fo:padding="0.0382in" fo:border-left="0.05pt solid #000000" fo:border-right="0.05pt solid #000000" fo:border-top="none" fo:border-bottom="0.05pt solid #000000" style:writing-mode="lr-tb"/>
    </style:style>
    <style:style style:name="Table1.C8" style:family="table-cell" style:data-style-name="N0">
      <style:table-cell-properties fo:padding="0.0382in" fo:border-left="0.05pt solid #000000" fo:border-right="none" fo:border-top="none" fo:border-bottom="0.05pt solid #000000" style:writing-mode="lr-tb"/>
    </style:style>
    <style:style style:name="Table1.E23" style:family="table-cell">
      <style:table-cell-properties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text-align="start" style:justify-single-word="false"/>
      <style:text-properties fo:font-weight="normal" officeooo:rsid="00167fc4" officeooo:paragraph-rsid="00167fc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6f76c" officeooo:paragraph-rsid="0016f76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7625c" officeooo:paragraph-rsid="0017625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7625c" officeooo:paragraph-rsid="00178328" style:font-weight-asian="normal" style:font-weight-complex="normal"/>
    </style:style>
    <style:style style:name="P5" style:family="paragraph" style:parent-style-name="Standard">
      <style:paragraph-properties style:line-height-at-least="0.198in"/>
      <style:text-properties fo:color="#cccccc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198in"/>
      <style:text-properties fo:color="#cccccc" style:font-name="Droid Sans Mono" fo:font-size="10.5pt" fo:font-weight="normal" officeooo:paragraph-rsid="00178328" fo:background-color="#1f1f1f"/>
    </style:style>
    <style:style style:name="P7" style:family="paragraph" style:parent-style-name="Standard">
      <style:paragraph-properties style:line-height-at-least="0.198in"/>
      <style:text-properties fo:color="#cccccc" style:font-name="Droid Sans Mono" fo:font-size="10.5pt" fo:font-weight="normal" officeooo:paragraph-rsid="001849bf" fo:background-color="#1f1f1f"/>
    </style:style>
    <style:style style:name="P8" style:family="paragraph" style:parent-style-name="Standard">
      <style:paragraph-properties style:line-height-at-least="0.198in"/>
      <style:text-properties fo:color="#cccccc" style:font-name="Droid Sans Mono" fo:font-size="10.5pt" fo:font-weight="normal" officeooo:paragraph-rsid="001a2868" fo:background-color="#1f1f1f"/>
    </style:style>
    <style:style style:name="P9" style:family="paragraph" style:parent-style-name="Standard">
      <style:paragraph-properties style:line-height-at-least="0.198in"/>
      <style:text-properties fo:color="#cccccc" style:font-name="Droid Sans Mono" fo:font-size="10.5pt" fo:font-weight="normal" officeooo:paragraph-rsid="00280235" fo:background-color="#1f1f1f"/>
    </style:style>
    <style:style style:name="P10" style:family="paragraph" style:parent-style-name="Standard">
      <style:paragraph-properties style:line-height-at-least="0.198in"/>
      <style:text-properties fo:color="#cccccc" style:font-name="Droid Sans Mono" fo:font-size="10.5pt" fo:font-weight="normal" officeooo:paragraph-rsid="002939ed" fo:background-color="#1f1f1f"/>
    </style:style>
    <style:style style:name="P11" style:family="paragraph" style:parent-style-name="Standard">
      <style:paragraph-properties style:line-height-at-least="0.198in"/>
      <style:text-properties fo:color="#cccccc" style:font-name="Droid Sans Mono" fo:font-size="10.5pt" fo:font-weight="normal" officeooo:paragraph-rsid="0029fec3" fo:background-color="#1f1f1f"/>
    </style:style>
    <style:style style:name="P12" style:family="paragraph" style:parent-style-name="Standard">
      <style:paragraph-properties fo:text-align="start" style:justify-single-word="false"/>
      <style:text-properties fo:color="#cccccc" style:font-name="Droid Sans Mono" fo:font-size="10.5pt" fo:font-weight="normal" officeooo:rsid="00167fc4" officeooo:paragraph-rsid="00167fc4" fo:background-color="#1f1f1f" style:font-weight-asian="normal" style:font-weight-complex="normal"/>
    </style:style>
    <style:style style:name="P13" style:family="paragraph" style:parent-style-name="Standard">
      <style:paragraph-properties style:line-height-at-least="0.198in" fo:text-align="start" style:justify-single-word="false"/>
      <style:text-properties fo:color="#cccccc" style:font-name="Droid Sans Mono" fo:font-size="10.5pt" fo:font-weight="normal" officeooo:rsid="001849bf" officeooo:paragraph-rsid="001a2868" fo:background-color="#1f1f1f" style:font-weight-asian="normal" style:font-weight-complex="normal"/>
    </style:style>
    <style:style style:name="P14" style:family="paragraph" style:parent-style-name="Standard">
      <style:paragraph-properties style:line-height-at-least="0.198in" fo:text-align="start" style:justify-single-word="false"/>
      <style:text-properties fo:color="#cccccc" style:font-name="Droid Sans Mono" fo:font-size="10.5pt" fo:font-weight="normal" officeooo:rsid="0017625c" officeooo:paragraph-rsid="00178328" fo:background-color="#1f1f1f" style:font-weight-asian="normal" style:font-weight-complex="normal"/>
    </style:style>
    <style:style style:name="P15" style:family="paragraph" style:parent-style-name="Standard">
      <style:paragraph-properties style:line-height-at-least="0.198in" fo:text-align="start" style:justify-single-word="false"/>
      <style:text-properties fo:color="#cccccc" style:font-name="Droid Sans Mono" fo:font-size="10.5pt" fo:font-weight="normal" officeooo:rsid="0017625c" officeooo:paragraph-rsid="001849bf" fo:background-color="#1f1f1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cccccc" style:font-name="Droid Sans Mono" fo:font-size="10.5pt" fo:font-weight="normal" officeooo:rsid="0017625c" officeooo:paragraph-rsid="0017625c" fo:background-color="#1f1f1f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ccccc" style:font-name="Droid Sans Mono" fo:font-size="10.5pt" fo:font-weight="normal" officeooo:rsid="0017625c" officeooo:paragraph-rsid="00178328" fo:background-color="#1f1f1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ccccc" style:font-name="Droid Sans Mono" fo:font-size="10.5pt" fo:font-weight="normal" officeooo:rsid="0017625c" officeooo:paragraph-rsid="001849bf" fo:background-color="#1f1f1f" style:font-weight-asian="bold" style:font-weight-complex="bold"/>
    </style:style>
    <style:style style:name="P19" style:family="paragraph" style:parent-style-name="Standard">
      <style:paragraph-properties style:line-height-at-least="0.198in" fo:text-align="start" style:justify-single-word="false"/>
      <style:text-properties fo:color="#cccccc" style:font-name="Droid Sans Mono" fo:font-size="10.5pt" fo:font-weight="normal" officeooo:rsid="00178328" officeooo:paragraph-rsid="00178328" fo:background-color="#1f1f1f" style:font-weight-asian="bold" style:font-weight-complex="bold"/>
    </style:style>
    <style:style style:name="P20" style:family="paragraph" style:parent-style-name="Standard">
      <style:paragraph-properties style:line-height-at-least="0.198in" fo:text-align="start" style:justify-single-word="false"/>
      <style:text-properties fo:color="#cccccc" style:font-name="Droid Sans Mono" fo:font-size="10.5pt" fo:font-weight="normal" officeooo:rsid="00178328" officeooo:paragraph-rsid="001849bf" fo:background-color="#1f1f1f" style:font-weight-asian="bold" style:font-weight-complex="bold"/>
    </style:style>
    <style:style style:name="P21" style:family="paragraph" style:parent-style-name="Standard">
      <style:paragraph-properties style:line-height-at-least="0.198in" fo:text-align="start" style:justify-single-word="false"/>
      <style:text-properties fo:color="#cccccc" style:font-name="Droid Sans Mono" fo:font-size="10.5pt" fo:font-weight="normal" officeooo:rsid="001849bf" officeooo:paragraph-rsid="001849bf" fo:background-color="#1f1f1f" style:font-weight-asian="bold" style:font-weight-complex="bold"/>
    </style:style>
    <style:style style:name="P22" style:family="paragraph" style:parent-style-name="Standard">
      <style:paragraph-properties style:line-height-at-least="0.198in" fo:text-align="start" style:justify-single-word="false"/>
      <style:text-properties fo:color="#cccccc" style:font-name="Droid Sans Mono" fo:font-size="10.5pt" fo:font-weight="normal" officeooo:rsid="001849bf" officeooo:paragraph-rsid="001a2868" fo:background-color="#1f1f1f" style:font-weight-asian="bold" style:font-weight-complex="bold"/>
    </style:style>
    <style:style style:name="P23" style:family="paragraph" style:parent-style-name="Standard">
      <style:paragraph-properties style:line-height-at-least="0.198in" fo:text-align="start" style:justify-single-word="false"/>
      <style:text-properties fo:color="#cccccc" style:font-name="Droid Sans Mono" fo:font-size="10.5pt" fo:font-weight="normal" officeooo:rsid="00280235" officeooo:paragraph-rsid="00280235" fo:background-color="#1f1f1f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style:line-height-at-least="0.198in" fo:text-align="start" style:justify-single-word="false"/>
      <style:text-properties fo:color="#cccccc" style:font-name="Droid Sans Mono" fo:font-size="10.5pt" fo:font-weight="normal" officeooo:rsid="00280235" officeooo:paragraph-rsid="002939ed" fo:background-color="#1f1f1f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style:line-height-at-least="0.198in" fo:text-align="start" style:justify-single-word="false"/>
      <style:text-properties fo:color="#cccccc" style:font-name="Droid Sans Mono" fo:font-size="10.5pt" fo:font-weight="normal" officeooo:rsid="00280235" officeooo:paragraph-rsid="0029fec3" fo:background-color="#1f1f1f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style:line-height-at-least="0.198in" fo:text-align="start" style:justify-single-word="false"/>
      <style:text-properties fo:color="#cccccc" style:font-name="Droid Sans Fallback" fo:font-size="10.5pt" fo:font-weight="normal" officeooo:rsid="00178328" officeooo:paragraph-rsid="00178328" fo:background-color="#1f1f1f" style:font-size-asian="10.5pt" style:font-weight-asian="bold" style:font-size-complex="10.5pt" style:font-weight-complex="bold"/>
    </style:style>
    <style:style style:name="P27" style:family="paragraph" style:parent-style-name="Standard">
      <style:paragraph-properties style:line-height-at-least="0.198in"/>
    </style:style>
    <style:style style:name="P28" style:family="paragraph" style:parent-style-name="Standard">
      <style:paragraph-properties style:line-height-at-least="0.198in" fo:text-align="start" style:justify-single-word="false"/>
      <style:text-properties officeooo:paragraph-rsid="001d98e2"/>
    </style:style>
    <style:style style:name="P29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f1f1f"/>
    </style:style>
    <style:style style:name="P30" style:family="paragraph" style:parent-style-name="Standard">
      <style:paragraph-properties style:line-height-at-least="0.198in" fo:text-align="start" style:justify-single-word="false"/>
      <style:text-properties fo:color="#000000" style:font-name="Droid Sans Mono" fo:font-size="10.5pt" fo:font-weight="normal" officeooo:rsid="001849bf" officeooo:paragraph-rsid="00191378" fo:background-color="#ffffff" style:font-weight-asian="normal" style:font-weight-complex="normal"/>
    </style:style>
    <style:style style:name="P31" style:family="paragraph" style:parent-style-name="Standard">
      <style:paragraph-properties style:line-height-at-least="0.198in" fo:text-align="start" style:justify-single-word="false"/>
      <style:text-properties fo:color="#000000" style:font-name="Droid Sans Mono" fo:font-size="10.5pt" fo:font-weight="normal" officeooo:rsid="00178328" officeooo:paragraph-rsid="001849bf" fo:background-color="#ffffff" style:font-weight-asian="bold" style:font-weight-complex="bold"/>
    </style:style>
    <style:style style:name="P32" style:family="paragraph" style:parent-style-name="Standard">
      <style:paragraph-properties style:line-height-at-least="0.198in" fo:text-align="start" style:justify-single-word="false"/>
      <style:text-properties fo:color="#000000" style:font-name="Droid Sans Mono" fo:font-size="10.5pt" fo:font-weight="bold" officeooo:rsid="001849bf" officeooo:paragraph-rsid="001849bf" fo:background-color="#ffffff" style:font-weight-asian="bold" style:font-weight-complex="bold"/>
    </style:style>
    <style:style style:name="P33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67fc4" officeooo:paragraph-rsid="001a2868" fo:background-color="#ffffff" style:font-size-asian="10.5pt" style:font-weight-asian="normal" style:font-size-complex="10.5pt" style:font-weight-complex="normal"/>
    </style:style>
    <style:style style:name="P34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67fc4" officeooo:paragraph-rsid="001849bf" fo:background-color="#ffffff" style:font-size-asian="10.5pt" style:font-weight-asian="normal" style:font-size-complex="10.5pt" style:font-weight-complex="normal"/>
    </style:style>
    <style:style style:name="P35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67fc4" officeooo:paragraph-rsid="00178328" fo:background-color="#ffffff" style:font-size-asian="10.5pt" style:font-weight-asian="normal" style:font-size-complex="10.5pt" style:font-weight-complex="normal"/>
    </style:style>
    <style:style style:name="P36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67fc4" officeooo:paragraph-rsid="001e6c45" fo:background-color="#ffffff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67fc4" officeooo:paragraph-rsid="00280235" fo:background-color="#ffffff" style:font-size-asian="10.5pt" style:font-weight-asian="normal" style:font-size-complex="10.5pt" style:font-weight-complex="normal"/>
    </style:style>
    <style:style style:name="P38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67fc4" officeooo:paragraph-rsid="002939ed" fo:background-color="#ffffff" style:font-size-asian="10.5pt" style:font-weight-asian="normal" style:font-size-complex="10.5pt" style:font-weight-complex="normal"/>
    </style:style>
    <style:style style:name="P39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67fc4" officeooo:paragraph-rsid="0029fec3" fo:background-color="#ffffff" style:font-size-asian="10.5pt" style:font-weight-asian="normal" style:font-size-complex="10.5pt" style:font-weight-complex="normal"/>
    </style:style>
    <style:style style:name="P40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78328" officeooo:paragraph-rsid="00178328" fo:background-color="#ffffff" style:font-size-asian="10.5pt" style:font-weight-asian="normal" style:font-size-complex="10.5pt" style:font-weight-complex="normal"/>
    </style:style>
    <style:style style:name="P41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78328" officeooo:paragraph-rsid="001849bf" fo:background-color="#ffffff" style:font-size-asian="10.5pt" style:font-weight-asian="normal" style:font-size-complex="10.5pt" style:font-weight-complex="normal"/>
    </style:style>
    <style:style style:name="P42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849bf" officeooo:paragraph-rsid="001849bf" fo:background-color="#ffffff" style:font-size-asian="10.5pt" style:font-weight-asian="normal" style:font-size-complex="10.5pt" style:font-weight-complex="normal"/>
    </style:style>
    <style:style style:name="P43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849bf" officeooo:paragraph-rsid="00191378" fo:background-color="#ffffff" style:font-size-asian="10.5pt" style:font-weight-asian="normal" style:font-size-complex="10.5pt" style:font-weight-complex="normal"/>
    </style:style>
    <style:style style:name="P44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849bf" officeooo:paragraph-rsid="001a2868" fo:background-color="#ffffff" style:font-size-asian="10.5pt" style:font-weight-asian="normal" style:font-size-complex="10.5pt" style:font-weight-complex="normal"/>
    </style:style>
    <style:style style:name="P45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849bf" officeooo:paragraph-rsid="0026b99b" fo:background-color="#ffffff" style:font-size-asian="10.5pt" style:font-weight-asian="normal" style:font-size-complex="10.5pt" style:font-weight-complex="normal"/>
    </style:style>
    <style:style style:name="P46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a2868" officeooo:paragraph-rsid="001a2868" fo:background-color="#ffffff" style:font-size-asian="10.5pt" style:font-weight-asian="normal" style:font-size-complex="10.5pt" style:font-weight-complex="normal"/>
    </style:style>
    <style:style style:name="P47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a2868" officeooo:paragraph-rsid="001d98e2" fo:background-color="#ffffff" style:font-size-asian="10.5pt" style:font-weight-asian="normal" style:font-size-complex="10.5pt" style:font-weight-complex="normal"/>
    </style:style>
    <style:style style:name="P48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e6c45" officeooo:paragraph-rsid="001e6c45" fo:background-color="#ffffff" style:font-size-asian="10.5pt" style:font-weight-asian="normal" style:font-size-complex="10.5pt" style:font-weight-complex="normal"/>
    </style:style>
    <style:style style:name="P49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280235" officeooo:paragraph-rsid="00280235" fo:background-color="#ffffff" style:font-size-asian="10.5pt" style:font-weight-asian="normal" style:font-size-complex="10.5pt" style:font-weight-complex="normal"/>
    </style:style>
    <style:style style:name="P50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280235" officeooo:paragraph-rsid="002939ed" fo:background-color="#ffffff" style:font-size-asian="10.5pt" style:font-weight-asian="normal" style:font-size-complex="10.5pt" style:font-weight-complex="normal"/>
    </style:style>
    <style:style style:name="P51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280235" officeooo:paragraph-rsid="0029fec3" fo:background-color="#ffffff" style:font-size-asian="10.5pt" style:font-weight-asian="normal" style:font-size-complex="10.5pt" style:font-weight-complex="normal"/>
    </style:style>
    <style:style style:name="P52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2c0ee7" officeooo:paragraph-rsid="002c0ee7" fo:background-color="#ffffff" style:font-size-asian="10.5pt" style:font-weight-asian="normal" style:font-size-complex="10.5pt" style:font-weight-complex="normal"/>
    </style:style>
    <style:style style:name="P53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3e5cef" officeooo:paragraph-rsid="003e5cef" fo:background-color="#ffffff" style:font-size-asian="10.5pt" style:font-weight-asian="normal" style:font-size-complex="10.5pt" style:font-weight-complex="normal"/>
    </style:style>
    <style:style style:name="P54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78328" officeooo:paragraph-rsid="00178328" fo:background-color="#ffffff" style:font-size-asian="10.5pt" style:font-weight-asian="bold" style:font-size-complex="10.5pt" style:font-weight-complex="bold"/>
    </style:style>
    <style:style style:name="P55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78328" officeooo:paragraph-rsid="001849bf" fo:background-color="#ffffff" style:font-size-asian="10.5pt" style:font-weight-asian="bold" style:font-size-complex="10.5pt" style:font-weight-complex="bold"/>
    </style:style>
    <style:style style:name="P56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1849bf" officeooo:paragraph-rsid="001849bf" fo:background-color="#ffffff" style:font-size-asian="10.5pt" style:font-weight-asian="bold" style:font-size-complex="10.5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style:font-name="Droid Sans Fallback" fo:font-size="10.5pt" fo:font-weight="normal" officeooo:rsid="00167fc4" officeooo:paragraph-rsid="001a2868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Droid Sans Fallback" fo:font-size="10.5pt" fo:font-weight="normal" officeooo:rsid="00167fc4" officeooo:paragraph-rsid="00178328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Droid Sans Fallback" fo:font-size="10.5pt" fo:font-weight="normal" officeooo:rsid="00167fc4" officeooo:paragraph-rsid="001849bf" style:font-size-asian="10.5pt" style:font-weight-asian="normal" style:font-size-complex="10.5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Droid Sans Fallback" fo:font-size="10.5pt" fo:font-weight="normal" officeooo:rsid="00167fc4" officeooo:paragraph-rsid="001e6c45" style:font-size-asian="10.5pt" style:font-weight-asian="normal" style:font-size-complex="10.5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Droid Sans Fallback" fo:font-size="10.5pt" fo:font-weight="normal" officeooo:rsid="00167fc4" officeooo:paragraph-rsid="00280235" style:font-size-asian="10.5pt" style:font-weight-asian="normal" style:font-size-complex="10.5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Droid Sans Fallback" fo:font-size="10.5pt" fo:font-weight="normal" officeooo:rsid="00167fc4" officeooo:paragraph-rsid="002939ed" style:font-size-asian="10.5pt" style:font-weight-asian="normal" style:font-size-complex="10.5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Droid Sans Fallback" fo:font-size="10.5pt" fo:font-weight="normal" officeooo:rsid="00167fc4" officeooo:paragraph-rsid="0029fec3" style:font-size-asian="10.5pt" style:font-weight-asian="normal" style:font-size-complex="10.5pt" style:font-weight-complex="normal"/>
    </style:style>
    <style:style style:name="P64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bold" officeooo:rsid="00178328" officeooo:paragraph-rsid="00178328" fo:background-color="#ffffff" style:font-size-asian="10.5pt" style:font-weight-asian="bold" style:font-size-complex="10.5pt" style:font-weight-complex="bold"/>
    </style:style>
    <style:style style:name="P65" style:family="paragraph" style:parent-style-name="Standard">
      <style:paragraph-properties style:line-height-at-least="0.198in" fo:text-align="center" style:justify-single-word="false"/>
      <style:text-properties fo:color="#000000" style:font-name="Droid Sans Fallback" fo:font-size="7pt" fo:font-weight="normal" officeooo:rsid="00167fc4" officeooo:paragraph-rsid="002fd0c2" fo:background-color="#ffffff" style:font-size-asian="7pt" style:font-weight-asian="normal" style:font-size-complex="7pt" style:font-weight-complex="normal"/>
    </style:style>
    <style:style style:name="P66" style:family="paragraph" style:parent-style-name="Standard">
      <style:paragraph-properties style:line-height-at-least="0.198in" fo:text-align="center" style:justify-single-word="false"/>
      <style:text-properties fo:color="#000000" style:font-name="Droid Sans Fallback" fo:font-size="7pt" fo:font-weight="normal" officeooo:rsid="00178328" officeooo:paragraph-rsid="002fd0c2" fo:background-color="#ffffff" style:font-size-asian="7pt" style:font-weight-asian="normal" style:font-size-complex="7pt" style:font-weight-complex="normal"/>
    </style:style>
    <style:style style:name="P67" style:family="paragraph" style:parent-style-name="Standard">
      <style:paragraph-properties style:line-height-at-least="0.198in" fo:text-align="center" style:justify-single-word="false"/>
      <style:text-properties fo:color="#000000" style:font-name="Droid Sans Fallback" fo:font-size="7pt" fo:font-weight="normal" officeooo:rsid="001849bf" officeooo:paragraph-rsid="002fd0c2" fo:background-color="#ffffff" style:font-size-asian="7pt" style:font-weight-asian="normal" style:font-size-complex="7pt" style:font-weight-complex="normal"/>
    </style:style>
    <style:style style:name="P68" style:family="paragraph" style:parent-style-name="Standard">
      <style:paragraph-properties style:line-height-at-least="0.198in" fo:text-align="center" style:justify-single-word="false"/>
      <style:text-properties fo:color="#000000" style:font-name="Droid Sans Fallback" fo:font-size="7pt" fo:font-weight="normal" officeooo:rsid="001a2868" officeooo:paragraph-rsid="002fd0c2" fo:background-color="#ffffff" style:font-size-asian="7pt" style:font-weight-asian="normal" style:font-size-complex="7pt" style:font-weight-complex="normal"/>
    </style:style>
    <style:style style:name="P69" style:family="paragraph" style:parent-style-name="Standard">
      <style:paragraph-properties style:line-height-at-least="0.198in" fo:text-align="center" style:justify-single-word="false"/>
      <style:text-properties fo:color="#000000" style:font-name="Droid Sans Fallback" fo:font-size="7pt" fo:font-weight="normal" officeooo:rsid="001af9a6" officeooo:paragraph-rsid="002fd0c2" fo:background-color="#ffffff" style:font-size-asian="7pt" style:font-weight-asian="normal" style:font-size-complex="7pt" style:font-weight-complex="normal"/>
    </style:style>
    <style:style style:name="P70" style:family="paragraph" style:parent-style-name="Standard">
      <style:paragraph-properties style:line-height-at-least="0.198in" fo:text-align="center" style:justify-single-word="false"/>
      <style:text-properties fo:color="#000000" style:font-name="Droid Sans Fallback" fo:font-size="7pt" fo:font-weight="normal" officeooo:rsid="001e6c45" officeooo:paragraph-rsid="002fdaca" fo:background-color="#ffffff" style:font-size-asian="7pt" style:font-weight-asian="normal" style:font-size-complex="7pt" style:font-weight-complex="normal"/>
    </style:style>
    <style:style style:name="P71" style:family="paragraph" style:parent-style-name="Standard">
      <style:paragraph-properties style:line-height-at-least="0.198in" fo:text-align="center" style:justify-single-word="false"/>
      <style:text-properties fo:color="#000000" style:font-name="Droid Sans Fallback" fo:font-size="7pt" fo:font-weight="normal" officeooo:rsid="001e6c45" officeooo:paragraph-rsid="00317f3d" fo:background-color="#ffffff" style:font-size-asian="7pt" style:font-weight-asian="normal" style:font-size-complex="7pt" style:font-weight-complex="normal"/>
    </style:style>
    <style:style style:name="P72" style:family="paragraph" style:parent-style-name="Standard">
      <style:paragraph-properties fo:text-align="center" style:justify-single-word="false"/>
      <style:text-properties fo:color="#000000" style:font-name="Droid Sans Fallback" fo:font-size="7pt" fo:font-weight="normal" officeooo:rsid="0017625c" officeooo:paragraph-rsid="002fd0c2" style:font-size-asian="7pt" style:font-weight-asian="normal" style:font-size-complex="7pt" style:font-weight-complex="normal"/>
    </style:style>
    <style:style style:name="P73" style:family="paragraph" style:parent-style-name="Standard">
      <style:paragraph-properties fo:text-align="center" style:justify-single-word="false"/>
      <style:text-properties fo:color="#000000" style:font-name="Droid Sans Fallback" fo:font-size="7pt" fo:font-weight="normal" officeooo:rsid="001849bf" officeooo:paragraph-rsid="002fd0c2" style:font-size-asian="7pt" style:font-weight-asian="normal" style:font-size-complex="7pt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Droid Sans Fallback" fo:font-weight="bold" officeooo:rsid="00162732" officeooo:paragraph-rsid="00162732" style:font-weight-asian="bold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Droid Sans Fallback" fo:font-weight="normal" officeooo:rsid="00162732" officeooo:paragraph-rsid="00162732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Droid Sans Fallback" fo:font-weight="normal" officeooo:rsid="00162732" officeooo:paragraph-rsid="00162732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Droid Sans Fallback" fo:font-size="10.5pt" fo:font-weight="normal" officeooo:rsid="00167fc4" officeooo:paragraph-rsid="00167fc4" style:font-size-asian="10.5pt" style:font-weight-asian="normal" style:font-size-complex="10.5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Droid Sans Fallback" fo:font-size="10.5pt" fo:font-weight="normal" officeooo:rsid="00167fc4" officeooo:paragraph-rsid="0017625c" style:font-size-asian="10.5pt" style:font-weight-asian="normal" style:font-size-complex="10.5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Droid Sans Fallback" fo:font-size="10.5pt" fo:font-weight="normal" officeooo:rsid="00167fc4" officeooo:paragraph-rsid="00344d82" style:font-size-asian="10.5pt" style:font-weight-asian="normal" style:font-size-complex="10.5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Droid Sans Fallback" fo:font-size="10.5pt" fo:font-weight="normal" officeooo:rsid="0016f76c" officeooo:paragraph-rsid="0016f76c" style:font-size-asian="10.5pt" style:font-weight-asian="normal" style:font-size-complex="10.5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Droid Sans Fallback" fo:font-size="10.5pt" fo:font-weight="normal" officeooo:rsid="0017625c" officeooo:paragraph-rsid="0017625c" style:font-size-asian="10.5pt" style:font-weight-asian="normal" style:font-size-complex="10.5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Droid Sans Fallback" fo:font-size="10.5pt" fo:font-weight="normal" officeooo:rsid="00178328" officeooo:paragraph-rsid="00178328" style:font-size-asian="10.5pt" style:font-weight-asian="normal" style:font-size-complex="10.5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Droid Sans Fallback" fo:font-size="10.5pt" fo:font-weight="normal" officeooo:rsid="00178328" officeooo:paragraph-rsid="001849bf" style:font-size-asian="10.5pt" style:font-weight-asian="normal" style:font-size-complex="10.5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Droid Sans Fallback" fo:font-size="10.5pt" fo:font-weight="bold" officeooo:rsid="00162732" officeooo:paragraph-rsid="00162732" style:font-size-asian="10.5pt" style:font-weight-asian="bold" style:font-size-complex="10.5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Droid Sans Fallback" fo:font-size="10.5pt" fo:font-weight="bold" officeooo:rsid="0017625c" officeooo:paragraph-rsid="0017625c" style:font-size-asian="10.5pt" style:font-weight-asian="bold" style:font-size-complex="10.5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Droid Sans Fallback" fo:font-size="10.5pt" fo:font-weight="bold" officeooo:rsid="00178328" officeooo:paragraph-rsid="00178328" style:font-size-asian="10.5pt" style:font-weight-asian="bold" style:font-size-complex="10.5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Droid Sans Fallback" fo:font-size="10.5pt" fo:font-weight="bold" officeooo:rsid="00167fc4" officeooo:paragraph-rsid="00162732" style:font-size-asian="10.5pt" style:font-weight-asian="bold" style:font-size-complex="10.5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Droid Sans Fallback" fo:font-size="10.5pt" officeooo:paragraph-rsid="00162732" style:font-size-asian="10.5pt" style:font-size-complex="10.5pt"/>
    </style:style>
    <style:style style:name="P89" style:family="paragraph" style:parent-style-name="Standard">
      <style:paragraph-properties fo:text-align="start" style:justify-single-word="false"/>
      <style:text-properties style:font-name="Droid Sans Fallback" fo:font-size="10.5pt" officeooo:rsid="00162732" officeooo:paragraph-rsid="00162732" style:font-size-asian="10.5pt" style:font-size-complex="10.5pt"/>
    </style:style>
    <style:style style:name="P90" style:family="paragraph" style:parent-style-name="Standard">
      <style:paragraph-properties fo:text-align="center" style:justify-single-word="false"/>
      <style:text-properties style:font-name="Droid Sans Fallback" fo:font-size="7pt" fo:font-weight="normal" officeooo:rsid="00167fc4" officeooo:paragraph-rsid="002cb890" style:font-size-asian="7pt" style:font-weight-asian="normal" style:font-size-complex="7pt" style:font-weight-complex="normal"/>
    </style:style>
    <style:style style:name="P91" style:family="paragraph" style:parent-style-name="Standard">
      <style:paragraph-properties fo:text-align="center" style:justify-single-word="false"/>
      <style:text-properties style:font-name="Droid Sans Fallback" fo:font-size="7pt" fo:font-weight="normal" officeooo:rsid="0017625c" officeooo:paragraph-rsid="002cb890" style:font-size-asian="7pt" style:font-weight-asian="normal" style:font-size-complex="7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c586c0" style:font-name="Droid Sans Mono" fo:font-size="10.5pt" fo:font-weight="normal" officeooo:rsid="00167fc4" officeooo:paragraph-rsid="00167fc4" fo:background-color="#1f1f1f" style:font-weight-asian="normal" style:font-weight-complex="normal"/>
    </style:style>
    <style:style style:name="P93" style:family="paragraph" style:parent-style-name="Standard">
      <style:paragraph-properties style:line-height-at-least="0.198in"/>
      <style:text-properties fo:color="#c586c0" style:font-name="Droid Sans Mono" fo:font-size="10.5pt" fo:font-weight="normal" fo:background-color="#1f1f1f"/>
    </style:style>
    <style:style style:name="P94" style:family="paragraph" style:parent-style-name="Standard">
      <style:paragraph-properties style:line-height-at-least="0.198in"/>
      <style:text-properties fo:color="#c586c0" style:font-name="Droid Sans Mono" fo:font-size="10.5pt" fo:font-weight="normal" officeooo:paragraph-rsid="002939ed" fo:background-color="#1f1f1f"/>
    </style:style>
    <style:style style:name="P95" style:family="paragraph" style:parent-style-name="Standard">
      <style:paragraph-properties style:line-height-at-least="0.198in"/>
      <style:text-properties fo:color="#c586c0" style:font-name="Droid Sans Mono" fo:font-size="10.5pt" fo:font-weight="normal" officeooo:paragraph-rsid="0029fec3" fo:background-color="#1f1f1f"/>
    </style:style>
    <style:style style:name="P96" style:family="paragraph" style:parent-style-name="Standard">
      <style:paragraph-properties style:line-height-at-least="0.198in" fo:text-align="start" style:justify-single-word="false"/>
      <style:text-properties fo:color="#569cd6" style:font-name="Droid Sans Fallback" fo:font-size="10.5pt" fo:font-weight="normal" officeooo:rsid="00167fc4" officeooo:paragraph-rsid="001849bf" fo:background-color="#1f1f1f" style:font-size-asian="10.5pt" style:font-weight-asian="normal" style:font-size-complex="10.5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Droid Sans Fallback" fo:font-size="7pt" officeooo:rsid="0035639d" style:font-size-asian="7pt" style:font-size-complex="7pt"/>
    </style:style>
    <style:style style:name="P98" style:family="paragraph" style:parent-style-name="Table_20_Contents">
      <style:paragraph-properties fo:text-align="center" style:justify-single-word="false"/>
      <style:text-properties style:font-name="Droid Sans Fallback" fo:font-size="7pt" officeooo:rsid="0035639d" officeooo:paragraph-rsid="0035639d" style:font-size-asian="7pt" style:font-size-complex="7pt"/>
    </style:style>
    <style:style style:name="P99" style:family="paragraph" style:parent-style-name="Table_20_Contents">
      <style:paragraph-properties fo:text-align="center" style:justify-single-word="false"/>
      <style:text-properties style:font-name="Droid Sans Fallback" fo:font-size="7pt" officeooo:rsid="00344d82" style:font-size-asian="7pt" style:font-size-complex="7pt"/>
    </style:style>
    <style:style style:name="P100" style:family="paragraph" style:parent-style-name="Table_20_Contents">
      <style:paragraph-properties fo:text-align="center" style:justify-single-word="false"/>
      <style:text-properties style:font-name="Droid Sans Fallback" fo:font-size="7pt" officeooo:rsid="002cb890" officeooo:paragraph-rsid="002fdaca" style:font-size-asian="7pt" style:font-size-complex="7pt"/>
    </style:style>
    <style:style style:name="P101" style:family="paragraph" style:parent-style-name="Table_20_Contents">
      <style:paragraph-properties fo:text-align="center" style:justify-single-word="false"/>
      <style:text-properties style:font-name="Droid Sans Fallback" fo:font-size="7pt" officeooo:rsid="002cb890" officeooo:paragraph-rsid="00317f3d" style:font-size-asian="7pt" style:font-size-complex="7pt"/>
    </style:style>
    <style:style style:name="P102" style:family="paragraph" style:parent-style-name="Table_20_Contents">
      <style:paragraph-properties fo:text-align="center" style:justify-single-word="false"/>
      <style:text-properties style:font-name="Droid Sans Fallback" fo:font-size="7pt" officeooo:rsid="002cb890" officeooo:paragraph-rsid="002fd0c2" style:font-size-asian="7pt" style:font-size-complex="7pt"/>
    </style:style>
    <style:style style:name="P103" style:family="paragraph" style:parent-style-name="Table_20_Contents">
      <style:paragraph-properties fo:text-align="center" style:justify-single-word="false"/>
      <style:text-properties style:font-name="Droid Sans Fallback" fo:font-size="7pt" officeooo:rsid="002cb890" officeooo:paragraph-rsid="002cb890" style:font-size-asian="7pt" style:font-size-complex="7pt"/>
    </style:style>
    <style:style style:name="P104" style:family="paragraph" style:parent-style-name="Table_20_Contents">
      <style:paragraph-properties fo:text-align="center" style:justify-single-word="false"/>
      <style:text-properties style:font-name="Droid Sans Fallback" fo:font-size="7pt" officeooo:rsid="002c0ee7" officeooo:paragraph-rsid="002cb890" style:font-size-asian="7pt" style:font-size-complex="7pt"/>
    </style:style>
    <style:style style:name="P105" style:family="paragraph" style:parent-style-name="Table_20_Contents">
      <style:paragraph-properties fo:text-align="center" style:justify-single-word="false"/>
      <style:text-properties style:font-name="Droid Sans Fallback" fo:font-size="7pt" officeooo:rsid="002c0ee7" officeooo:paragraph-rsid="002c0ee7" style:font-size-asian="7pt" style:font-size-complex="7pt"/>
    </style:style>
    <style:style style:name="P106" style:family="paragraph" style:parent-style-name="Table_20_Contents">
      <style:paragraph-properties fo:text-align="center" style:justify-single-word="false"/>
      <style:text-properties style:font-name="Droid Sans Fallback" fo:font-size="7pt" style:font-size-asian="7pt" style:font-size-complex="7pt"/>
    </style:style>
    <style:style style:name="P107" style:family="paragraph" style:parent-style-name="Table_20_Contents">
      <style:paragraph-properties fo:text-align="center" style:justify-single-word="false"/>
      <style:text-properties style:font-name="Droid Sans Fallback" fo:font-size="7pt" fo:font-weight="bold" style:font-size-asian="7pt" style:font-weight-asian="bold" style:font-size-complex="7pt" style:font-weight-complex="bold"/>
    </style:style>
    <style:style style:name="P108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3e5cef" officeooo:paragraph-rsid="003e5cef" fo:background-color="#ffffff" style:font-size-asian="10.5pt" style:font-weight-asian="normal" style:font-size-complex="10.5pt" style:font-weight-complex="normal"/>
    </style:style>
    <style:style style:name="P109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423a72" officeooo:paragraph-rsid="00423a72" fo:background-color="#ffffff" style:font-size-asian="10.5pt" style:font-weight-asian="normal" style:font-size-complex="10.5pt" style:font-weight-complex="normal"/>
    </style:style>
    <style:style style:name="P110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normal" officeooo:rsid="0042e6b7" officeooo:paragraph-rsid="0042e6b7" fo:background-color="#ffffff" style:font-size-asian="10.5pt" style:font-weight-asian="normal" style:font-size-complex="10.5pt" style:font-weight-complex="normal"/>
    </style:style>
    <style:style style:name="P111" style:family="paragraph" style:parent-style-name="Standard">
      <style:paragraph-properties style:line-height-at-least="0.198in" fo:text-align="start" style:justify-single-word="false"/>
      <style:text-properties fo:color="#000000" style:font-name="Droid Sans Fallback" fo:font-size="10.5pt" fo:font-weight="bold" officeooo:rsid="003e5cef" officeooo:paragraph-rsid="003e5cef" fo:background-color="#ffffff" style:font-size-asian="10.5pt" style:font-weight-asian="bold" style:font-size-complex="10.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2732" style:font-weight-asian="normal" style:font-weight-complex="normal"/>
    </style:style>
    <style:style style:name="T3" style:family="text">
      <style:text-properties fo:font-weight="normal" officeooo:rsid="0017625c" style:font-weight-asian="normal" style:font-weight-complex="normal"/>
    </style:style>
    <style:style style:name="T4" style:family="text">
      <style:text-properties officeooo:rsid="00167fc4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1378" style:font-weight-asian="bold" style:font-weight-complex="bold"/>
    </style:style>
    <style:style style:name="T8" style:family="text">
      <style:text-properties fo:font-weight="bold" officeooo:rsid="001d98e2" style:font-weight-asian="bold" style:font-weight-complex="bold"/>
    </style:style>
    <style:style style:name="T9" style:family="text">
      <style:text-properties fo:font-weight="bold" officeooo:rsid="002939ed" style:font-weight-asian="bold" style:font-weight-complex="bold"/>
    </style:style>
    <style:style style:name="T10" style:family="text">
      <style:text-properties fo:font-weight="bold" officeooo:rsid="0029fec3" style:font-weight-asian="bold" style:font-weight-complex="bold"/>
    </style:style>
    <style:style style:name="T11" style:family="text">
      <style:text-properties fo:font-weight="bold" officeooo:rsid="00423a72" style:font-weight-asian="bold" style:font-weight-complex="bold"/>
    </style:style>
    <style:style style:name="T12" style:family="text">
      <style:text-properties fo:font-weight="bold" officeooo:rsid="00428c1a" style:font-weight-asian="bold" style:font-weight-complex="bold"/>
    </style:style>
    <style:style style:name="T13" style:family="text">
      <style:text-properties fo:font-weight="bold" officeooo:rsid="00178328"/>
    </style:style>
    <style:style style:name="T14" style:family="text">
      <style:text-properties fo:color="#c586c0"/>
    </style:style>
    <style:style style:name="T15" style:family="text">
      <style:text-properties fo:color="#c586c0" officeooo:rsid="0017625c" style:font-weight-asian="normal" style:font-weight-complex="normal"/>
    </style:style>
    <style:style style:name="T16" style:family="text">
      <style:text-properties fo:color="#cccccc" style:font-name="Droid Sans Mono" fo:font-size="10.5pt" fo:font-weight="normal" fo:background-color="#1f1f1f" loext:char-shading-value="0"/>
    </style:style>
    <style:style style:name="T17" style:family="text">
      <style:text-properties fo:color="#cccccc" style:font-name="Droid Sans Mono" fo:font-size="10.5pt" fo:font-weight="normal" officeooo:rsid="001a2868" fo:background-color="#1f1f1f" loext:char-shading-value="0" style:font-size-asian="10.5pt" style:font-weight-asian="normal" style:font-size-complex="10.5pt" style:font-weight-complex="normal"/>
    </style:style>
    <style:style style:name="T18" style:family="text">
      <style:text-properties fo:color="#569cd6"/>
    </style:style>
    <style:style style:name="T19" style:family="text">
      <style:text-properties fo:color="#569cd6" style:font-weight-asian="normal" style:font-weight-complex="normal"/>
    </style:style>
    <style:style style:name="T20" style:family="text">
      <style:text-properties fo:color="#569cd6" officeooo:rsid="0017625c" style:font-weight-asian="normal" style:font-weight-complex="normal"/>
    </style:style>
    <style:style style:name="T21" style:family="text">
      <style:text-properties fo:color="#569cd6" style:font-name="Droid Sans Fallback" style:font-size-asian="10.5pt" style:font-size-complex="10.5pt"/>
    </style:style>
    <style:style style:name="T22" style:family="text">
      <style:text-properties fo:color="#569cd6" style:font-name="Droid Sans Mono" fo:font-size="10.5pt" fo:font-weight="normal" fo:background-color="#1f1f1f" loext:char-shading-value="0"/>
    </style:style>
    <style:style style:name="T23" style:family="text">
      <style:text-properties fo:color="#569cd6" style:font-name="Droid Sans Mono" fo:font-size="10.5pt" fo:font-weight="normal" officeooo:rsid="001a2868" fo:background-color="#1f1f1f" loext:char-shading-value="0" style:font-size-asian="10.5pt" style:font-weight-asian="normal" style:font-size-complex="10.5pt" style:font-weight-complex="normal"/>
    </style:style>
    <style:style style:name="T24" style:family="text">
      <style:text-properties fo:color="#d4d4d4"/>
    </style:style>
    <style:style style:name="T25" style:family="text">
      <style:text-properties fo:color="#d4d4d4" officeooo:rsid="0017625c" style:font-weight-asian="normal" style:font-weight-complex="normal"/>
    </style:style>
    <style:style style:name="T26" style:family="text">
      <style:text-properties fo:color="#b5cea8"/>
    </style:style>
    <style:style style:name="T27" style:family="text">
      <style:text-properties fo:color="#b5cea8" officeooo:rsid="00178328"/>
    </style:style>
    <style:style style:name="T28" style:family="text">
      <style:text-properties fo:color="#b5cea8" officeooo:rsid="001849bf"/>
    </style:style>
    <style:style style:name="T29" style:family="text">
      <style:text-properties fo:color="#b5cea8" officeooo:rsid="001a2868"/>
    </style:style>
    <style:style style:name="T30" style:family="text">
      <style:text-properties fo:color="#b5cea8" officeooo:rsid="00280235"/>
    </style:style>
    <style:style style:name="T31" style:family="text">
      <style:text-properties fo:color="#b5cea8" officeooo:rsid="002939ed"/>
    </style:style>
    <style:style style:name="T32" style:family="text">
      <style:text-properties fo:color="#b5cea8" officeooo:rsid="0029fec3"/>
    </style:style>
    <style:style style:name="T33" style:family="text">
      <style:text-properties fo:color="#dcdcaa"/>
    </style:style>
    <style:style style:name="T34" style:family="text">
      <style:text-properties fo:color="#dcdcaa" style:font-weight-asian="normal" style:font-weight-complex="normal"/>
    </style:style>
    <style:style style:name="T35" style:family="text">
      <style:text-properties fo:color="#dcdcaa" officeooo:rsid="00178328" style:font-weight-asian="normal" style:font-weight-complex="normal"/>
    </style:style>
    <style:style style:name="T36" style:family="text">
      <style:text-properties fo:color="#dcdcaa" officeooo:rsid="001849bf" style:font-weight-asian="normal" style:font-weight-complex="normal"/>
    </style:style>
    <style:style style:name="T37" style:family="text">
      <style:text-properties fo:color="#dcdcaa" officeooo:rsid="00178328"/>
    </style:style>
    <style:style style:name="T38" style:family="text">
      <style:text-properties fo:color="#dcdcaa" officeooo:rsid="001849bf"/>
    </style:style>
    <style:style style:name="T39" style:family="text">
      <style:text-properties fo:color="#dcdcaa" officeooo:rsid="001a2868"/>
    </style:style>
    <style:style style:name="T40" style:family="text">
      <style:text-properties fo:color="#dcdcaa" style:font-name="Droid Sans Fallback" style:font-size-asian="10.5pt" style:font-size-complex="10.5pt"/>
    </style:style>
    <style:style style:name="T41" style:family="text">
      <style:text-properties fo:color="#dcdcaa" officeooo:rsid="001af9a6"/>
    </style:style>
    <style:style style:name="T42" style:family="text">
      <style:text-properties fo:color="#dcdcaa" style:font-name="Droid Sans Mono" fo:font-size="10.5pt" fo:font-weight="normal" fo:background-color="#1f1f1f" loext:char-shading-value="0"/>
    </style:style>
    <style:style style:name="T43" style:family="text">
      <style:text-properties fo:color="#dcdcaa" style:font-name="Droid Sans Mono" fo:font-size="10.5pt" fo:font-weight="normal" officeooo:rsid="001a2868" fo:background-color="#1f1f1f" loext:char-shading-value="0" style:font-size-asian="10.5pt" style:font-weight-asian="normal" style:font-size-complex="10.5pt" style:font-weight-complex="normal"/>
    </style:style>
    <style:style style:name="T44" style:family="text">
      <style:text-properties fo:color="#9cdcfe"/>
    </style:style>
    <style:style style:name="T45" style:family="text">
      <style:text-properties fo:color="#9cdcfe" style:font-weight-asian="normal" style:font-weight-complex="normal"/>
    </style:style>
    <style:style style:name="T46" style:family="text">
      <style:text-properties fo:color="#9cdcfe" style:font-name="Droid Sans Fallback" style:font-size-asian="10.5pt" style:font-size-complex="10.5pt"/>
    </style:style>
    <style:style style:name="T47" style:family="text">
      <style:text-properties fo:color="#9cdcfe" style:font-name="Droid Sans Mono" fo:font-size="10.5pt" fo:font-weight="normal" fo:background-color="#1f1f1f" loext:char-shading-value="0"/>
    </style:style>
    <style:style style:name="T48" style:family="text">
      <style:text-properties fo:color="#9cdcfe" style:font-name="Droid Sans Mono" fo:font-size="10.5pt" fo:font-weight="normal" officeooo:rsid="001a2868" fo:background-color="#1f1f1f" loext:char-shading-value="0" style:font-size-asian="10.5pt" style:font-weight-asian="normal" style:font-size-complex="10.5pt" style:font-weight-complex="normal"/>
    </style:style>
    <style:style style:name="T49" style:family="text">
      <style:text-properties officeooo:rsid="0016f76c"/>
    </style:style>
    <style:style style:name="T50" style:family="text">
      <style:text-properties officeooo:rsid="0017625c"/>
    </style:style>
    <style:style style:name="T51" style:family="text">
      <style:text-properties style:font-weight-asian="normal" style:font-weight-complex="normal"/>
    </style:style>
    <style:style style:name="T52" style:family="text">
      <style:text-properties officeooo:rsid="0017625c" style:font-weight-asian="normal" style:font-weight-complex="normal"/>
    </style:style>
    <style:style style:name="T53" style:family="text">
      <style:text-properties fo:color="#6a9955"/>
    </style:style>
    <style:style style:name="T54" style:family="text">
      <style:text-properties officeooo:rsid="00178328"/>
    </style:style>
    <style:style style:name="T55" style:family="text">
      <style:text-properties fo:color="#000000"/>
    </style:style>
    <style:style style:name="T56" style:family="text">
      <style:text-properties officeooo:rsid="001849bf"/>
    </style:style>
    <style:style style:name="T57" style:family="text">
      <style:text-properties officeooo:rsid="00191378"/>
    </style:style>
    <style:style style:name="T58" style:family="text">
      <style:text-properties officeooo:rsid="001a2868"/>
    </style:style>
    <style:style style:name="T59" style:family="text">
      <style:text-properties style:font-name="Droid Sans Fallback" style:font-size-asian="10.5pt" style:font-size-complex="10.5pt"/>
    </style:style>
    <style:style style:name="T60" style:family="text">
      <style:text-properties officeooo:rsid="001af9a6"/>
    </style:style>
    <style:style style:name="T61" style:family="text">
      <style:text-properties officeooo:rsid="001e6c45"/>
    </style:style>
    <style:style style:name="T62" style:family="text">
      <style:text-properties officeooo:rsid="0026b99b"/>
    </style:style>
    <style:style style:name="T63" style:family="text">
      <style:text-properties officeooo:rsid="002939ed"/>
    </style:style>
    <style:style style:name="T64" style:family="text">
      <style:text-properties officeooo:rsid="0029fec3"/>
    </style:style>
    <style:style style:name="T65" style:family="text">
      <style:text-properties officeooo:rsid="002cb890"/>
    </style:style>
    <style:style style:name="T66" style:family="text">
      <style:text-properties officeooo:rsid="002fd0c2"/>
    </style:style>
    <style:style style:name="T67" style:family="text">
      <style:text-properties officeooo:rsid="002fdaca"/>
    </style:style>
    <style:style style:name="T68" style:family="text">
      <style:text-properties officeooo:rsid="00317f3d"/>
    </style:style>
    <style:style style:name="T69" style:family="text">
      <style:text-properties officeooo:rsid="00344d82"/>
    </style:style>
    <style:style style:name="T70" style:family="text">
      <style:text-properties officeooo:rsid="00423a72"/>
    </style:style>
    <style:style style:name="T71" style:family="text">
      <style:text-properties officeooo:rsid="0044da87"/>
    </style:style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Laboratorium z przetwarzania równoległego</text:p>
      <text:p text:style-name="P74">Autorzy:</text:p>
      <text:p text:style-name="P75">Aleksander Karczewski 154373</text:p>
      <text:p text:style-name="P75">Jakub Gośliński 154012</text:p>
      <text:p text:style-name="P75">Data przesłania sprawozdania 22.12.2023r.</text:p>
      <text:p text:style-name="P75">Ostateczny termin oddania sprawozdania 30.12.2023r.</text:p>
      <text:p text:style-name="P75">Wersja pierwsza (v1.0)</text:p>
      <text:p text:style-name="P74">Analiza efektywności przetwarzania równoległego realizowanego w komputerze równoległym z procesorem wielordzeniowym z pamięcią współdzieloną na podstawie wyliczania liczb pierwszych.</text:p>
      <text:p text:style-name="P76"/>
      <text:p text:style-name="P84">1. Opis wykorzystanego sprzętu oraz oprogramowania:</text:p>
      <text:p text:style-name="P88"><text:span text:style-name="T2">1.1 Procesor: </text:span>Intel Core i3-1005G1 @ 1,20 GHz, rdzenie: 2, wątki na rdzeń: 2</text:p>
      <text:p text:style-name="P89">1.2 System operacyjny: Ubuntu 18.04.6 LTS</text:p>
      <text:p text:style-name="P89">1.3 Oprogramowanie: <text:span text:style-name="T4">Visual Studio Code v1.85.1, gcc v7.5.0 (Ubuntu 7.5.0-3ubuntu-18.04)</text:span></text:p>
      <text:p text:style-name="P87">2. Opis kodu</text:p>
      <text:p text:style-name="P77"><text:span text:style-name="T6">2.1 </text:span>Sekwencyjny algorytm szukający dzielnika zadanej liczby wiekszego lub równego niż 2:</text:p>
      <text:p text:style-name="P1"/>
      <text:p text:style-name="P12"><text:span text:style-name="T18">int</text:span> <text:span text:style-name="T33">isprime</text:span>(<text:span text:style-name="T18">int</text:span> <text:span text:style-name="T44">x</text:span>) {</text:p>
      <text:p text:style-name="P5"><text:span text:style-name="T14"><text:tab/>for</text:span> (<text:span text:style-name="T18">int</text:span> y <text:span text:style-name="T24">=</text:span> <text:span text:style-name="T26">2</text:span>; y <text:span text:style-name="T24">*</text:span> y <text:span text:style-name="T24">&lt;=</text:span> x; y<text:span text:style-name="T24">++</text:span>) {</text:p>
      <text:p text:style-name="P5"><text:span text:style-name="T14"><text:tab/>if</text:span> (x <text:span text:style-name="T24">%</text:span> y <text:span text:style-name="T24">==</text:span> <text:span text:style-name="T26">0</text:span>)</text:p>
      <text:p text:style-name="P5"><text:span text:style-name="T14"><text:tab/>return</text:span> <text:span text:style-name="T26">0</text:span>;</text:p>
      <text:p text:style-name="P5"><text:tab/>}</text:p>
      <text:p text:style-name="P5"><text:span text:style-name="T14">return</text:span> <text:span text:style-name="T26">1</text:span>;</text:p>
      <text:p text:style-name="P5">}</text:p>
      <text:p text:style-name="P92"/>
      <text:p text:style-name="P92"/>
      <text:p text:style-name="P12"><text:span text:style-name="T14">for</text:span> (<text:span text:style-name="T18">int</text:span> i <text:span text:style-name="T24">=</text:span> <text:span text:style-name="T26">2</text:span>; i <text:span text:style-name="T24">&lt;=</text:span> NUM; i<text:span text:style-name="T24">++</text:span>) {</text:p>
      <text:p text:style-name="P5"><text:tab/>sum <text:span text:style-name="T24">+=</text:span> <text:span text:style-name="T33">isprime</text:span>(i);</text:p>
      <text:p text:style-name="P5">}</text:p>
      <text:p text:style-name="P1"/>
      <text:p text:style-name="P77">Praca jest wykonywana przez jeden wątek na jednym procesorze – zadania nie są przydzielane innym wątkom oraz procesorom.</text:p>
      <text:p text:style-name="P77"/>
      <text:p text:style-name="P77">Dla NUM=10 000 000, czas przetwarzana: 3.1992s.</text:p>
      <text:p text:style-name="P77">Dla NUM=5 000 000, czas przetwarzania: 1.1706s.</text:p>
      <text:p text:style-name="P77"/>
      <text:p text:style-name="P77"><text:span text:style-name="T6">2.2</text:span> Równoległa wersja kodu z pkt 2.1 (funkcja isprime() nie ulega zmianie)</text:p>
      <text:p text:style-name="P1"/>
      <text:p text:style-name="P12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reduction</text:span><text:span text:style-name="T18">(+:</text:span><text:span text:style-name="T44">sum</text:span><text:span text:style-name="T18">)</text:span></text:p>
      <text:p text:style-name="P5"><text:span text:style-name="T14">for</text:span> (<text:span text:style-name="T18">int</text:span> i <text:span text:style-name="T24">=</text:span> <text:span text:style-name="T26">2</text:span>; i <text:span text:style-name="T24">&lt;</text:span> NUM; i<text:span text:style-name="T24">++</text:span>) {</text:p>
      <text:p text:style-name="P5">sum <text:span text:style-name="T24">+=</text:span> <text:span text:style-name="T33">isprime</text:span>(i);</text:p>
      <text:p text:style-name="P5">}</text:p>
      <text:p text:style-name="P1"/>
      <text:p text:style-name="P77">Iteracje pętli for zostaną podzielone na dwa dostępne procesory co <text:span text:style-name="T49">zmniejszy</text:span> całkowity czas przetwarzania dwukrotnie.</text:p>
      <text:p text:style-name="P77"/>
      <text:p text:style-name="P77">Dla NUM=10 000 000, czas przetwarzania: 1.8216s.</text:p>
      <text:p text:style-name="P77">Dla NUM=<text:span text:style-name="T50">5</text:span> 000 000, czas przetwarzania: 0.6108s.</text:p>
      <text:p text:style-name="P77"/>
      <text:p text:style-name="P80"/>
      <text:p text:style-name="P80"><text:soft-page-break/><text:span text:style-name="T6">2.3</text:span> Wyznaczanie liczb pierwszych z wykorzystaniem sita Eratostenesa (wykreślanie wielokrotności liczb pierwszych) – sekwencyjnie</text:p>
      <text:p text:style-name="P2"/>
      <text:p text:style-name="P12"><text:span text:style-name="T18">int</text:span> <text:span text:style-name="T33">sitoEratostenesaSekwencyjnie</text:span>(<text:span text:style-name="T18">bool</text:span> <text:span text:style-name="T44">primes</text:span><text:span text:style-name="T18">[]</text:span>) {</text:p>
      <text:p text:style-name="P5"><text:span text:style-name="T18"><text:tab/>int</text:span> primes_num <text:span text:style-name="T24">=</text:span> <text:span text:style-name="T26">0</text:span>;</text:p>
      <text:p text:style-name="P5"><text:span text:style-name="T44"><text:tab/>primes</text:span>[<text:span text:style-name="T26">0</text:span>] <text:span text:style-name="T24">=</text:span> <text:span text:style-name="T44">primes</text:span>[<text:span text:style-name="T26">1</text:span>] <text:span text:style-name="T24">=</text:span> <text:span text:style-name="T18">false</text:span>;</text:p>
      <text:p text:style-name="P27"/>
      <text:p text:style-name="P5"><text:span text:style-name="T14">for</text:span> (<text:span text:style-name="T18">int</text:span> i <text:span text:style-name="T24">=</text:span> <text:span text:style-name="T26">2</text:span>; i <text:span text:style-name="T24">*</text:span> i <text:span text:style-name="T24">&lt;</text:span> NUM; <text:span text:style-name="T24">++</text:span>i) {</text:p>
      <text:p text:style-name="P5"><text:span text:style-name="T14"><text:tab/>if</text:span> (<text:span text:style-name="T44">primes</text:span>[i]) {</text:p>
      <text:p text:style-name="P5"><text:span text:style-name="T14"><text:tab/>for</text:span> (<text:span text:style-name="T18">int</text:span> j <text:span text:style-name="T24">=</text:span> i <text:span text:style-name="T24">*</text:span> i; j <text:span text:style-name="T24">&lt;</text:span> NUM; j <text:span text:style-name="T24">+=</text:span> i) {</text:p>
      <text:p text:style-name="P5"><text:span text:style-name="T44"><text:tab/><text:tab/>primes</text:span>[j] <text:span text:style-name="T24">=</text:span> <text:span text:style-name="T18">false</text:span>;</text:p>
      <text:p text:style-name="P5"><text:tab/><text:tab/>}</text:p>
      <text:p text:style-name="P5"><text:tab/>}</text:p>
      <text:p text:style-name="P5">}</text:p>
      <text:p text:style-name="P5"><text:span text:style-name="T14">for</text:span> (<text:span text:style-name="T18">int</text:span> i <text:span text:style-name="T24">=</text:span> <text:span text:style-name="T26">0</text:span>; i <text:span text:style-name="T24">&lt;</text:span> NUM; i<text:span text:style-name="T24">++</text:span>) {</text:p>
      <text:p text:style-name="P5"><text:span text:style-name="T14"><text:tab/>if</text:span> (<text:span text:style-name="T44">primes</text:span>[i]) {</text:p>
      <text:p text:style-name="P5"><text:tab/>primes_num<text:span text:style-name="T24">++</text:span>;</text:p>
      <text:p text:style-name="P5"><text:tab/>}</text:p>
      <text:p text:style-name="P5">}</text:p>
      <text:p text:style-name="P5"><text:span text:style-name="T14">return</text:span> primes_num;</text:p>
      <text:p text:style-name="P5">}</text:p>
      <text:p text:style-name="P1"/>
      <text:p text:style-name="P81">Przedstawiony kod wykorzystuje algorytm sita Eratostenesa do wyliczenia liczb pierwszych z zadanego przedziału</text:p>
      <text:p text:style-name="P81"/>
      <text:p text:style-name="P79">Dla NUM=10 000 000, czas przetwarzania: <text:span text:style-name="T69">1</text:span>.<text:span text:style-name="T50">1998</text:span>.</text:p>
      <text:p text:style-name="P79">Dla NUM=<text:span text:style-name="T50">5</text:span> 000 000, czas przetwarzania: <text:span text:style-name="T50">0.6085</text:span>s.</text:p>
      <text:p text:style-name="P78"/>
      <text:p text:style-name="P85">2.4 <text:span text:style-name="T1">Sito Eratostenesa – funkcyjnie z użyciem #pragma omp for schedule (static,1)</text:span></text:p>
      <text:p text:style-name="P16"><text:span text:style-name="T19">void</text:span><text:span text:style-name="T51"> </text:span><text:span text:style-name="T34">oznacz_nie_pierwsze_for_schedule_static_1</text:span><text:span text:style-name="T51">(</text:span><text:span text:style-name="T19">bool</text:span><text:span text:style-name="T51"> </text:span><text:span text:style-name="T45">primes</text:span><text:span text:style-name="T19">[]</text:span><text:span text:style-name="T51">, </text:span><text:span text:style-name="T19">int</text:span><text:span text:style-name="T51"> </text:span><text:span text:style-name="T45">n</text:span><text:span text:style-name="T51">, </text:span><text:span text:style-name="T19">int</text:span><text:span text:style-name="T51"> </text:span><text:span text:style-name="T45">start</text:span><text:span text:style-name="T51">, </text:span><text:span text:style-name="T19">int</text:span><text:span text:style-name="T51"> </text:span><text:span text:style-name="T45">end</text:span><text:span text:style-name="T51">) {</text:span></text:p>
      <text:p text:style-name="P5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static</text:span><text:span text:style-name="T18">,</text:span><text:span text:style-name="T26">1</text:span><text:span text:style-name="T18">)</text:span></text:p>
      <text:p text:style-name="P5"><text:span text:style-name="T14">for</text:span> (<text:span text:style-name="T18">int</text:span> i <text:span text:style-name="T24">=</text:span> start; i <text:span text:style-name="T24">&lt;</text:span> end; <text:span text:style-name="T24">++</text:span>i) {</text:p>
      <text:p text:style-name="P5"><text:span text:style-name="T14"><text:tab/>if</text:span> (<text:span text:style-name="T44">primes</text:span>[i]) {</text:p>
      <text:p text:style-name="P5"><text:span text:style-name="T14"><text:tab/><text:tab/>for</text:span> (<text:span text:style-name="T18">int</text:span> j <text:span text:style-name="T24">=</text:span> i <text:span text:style-name="T24">*</text:span> <text:span text:style-name="T26">2</text:span>; j <text:span text:style-name="T24">&lt;</text:span> n; j <text:span text:style-name="T24">+=</text:span> i) {</text:p>
      <text:p text:style-name="P5"><text:span text:style-name="T44"><text:tab/><text:tab/>primes</text:span>[j] <text:span text:style-name="T24">=</text:span> <text:span text:style-name="T18">false</text:span>;</text:p>
      <text:p text:style-name="P5"><text:tab/><text:tab/>}</text:p>
      <text:p text:style-name="P5"><text:tab/>}</text:p>
      <text:p text:style-name="P5">}</text:p>
      <text:p text:style-name="P5">}</text:p>
      <text:p text:style-name="P3"/>
      <text:p text:style-name="P3"/>
      <text:p text:style-name="P16"><text:span text:style-name="T19">int</text:span><text:span text:style-name="T51"> </text:span><text:span text:style-name="T34">sitoFunkcyjnie_for_schedule_static_1</text:span><text:span text:style-name="T51">(</text:span><text:span text:style-name="T19">bool</text:span><text:span text:style-name="T51"> </text:span><text:span text:style-name="T45">primes</text:span><text:span text:style-name="T19">[]</text:span><text:span text:style-name="T51">, </text:span><text:span text:style-name="T19">int</text:span><text:span text:style-name="T51"> </text:span><text:span text:style-name="T45">n</text:span><text:span text:style-name="T51">) {</text:span></text:p>
      <text:p text:style-name="P5"><text:span text:style-name="T44">primes</text:span>[<text:span text:style-name="T26">0</text:span>] <text:span text:style-name="T24">=</text:span> <text:span text:style-name="T44">primes</text:span>[<text:span text:style-name="T26">1</text:span>] <text:span text:style-name="T24">=</text:span> <text:span text:style-name="T18">false</text:span>;</text:p>
      <text:p text:style-name="P5"><text:span text:style-name="T14">for</text:span> (<text:span text:style-name="T18">int</text:span> i <text:span text:style-name="T24">=</text:span> <text:span text:style-name="T26">2</text:span>; i <text:span text:style-name="T24">*</text:span> i <text:span text:style-name="T24">&lt;</text:span> n; <text:span text:style-name="T24">++</text:span>i) {</text:p>
      <text:p text:style-name="P5"><text:span text:style-name="T14"><text:tab/>if</text:span> (<text:span text:style-name="T44">primes</text:span>[i]) {</text:p>
      <text:p text:style-name="P5"><text:span text:style-name="T33"><text:tab/>oznacz_nie_pierwsze_for_schedule_static_1</text:span>(primes, n, i , n);</text:p>
      <text:p text:style-name="P5"><text:tab/>}</text:p>
      <text:p text:style-name="P5">}</text:p>
      <text:p text:style-name="P5"><text:span text:style-name="T18">int</text:span> primes_num<text:span text:style-name="T24">=</text:span><text:span text:style-name="T26">0</text:span>;</text:p>
      <text:p text:style-name="P5"><text:span text:style-name="T14">#pragma</text:span><text:span text:style-name="T18"> </text:span><text:span text:style-name="T44">omp</text:span><text:span text:style-name="T18"> </text:span><text:span text:style-name="T44">parallel</text:span></text:p>
      <text:p text:style-name="P5">{</text:p>
      <text:p text:style-name="P5"><text:soft-page-break/><text:span text:style-name="T14"><text:tab/>for</text:span> (<text:span text:style-name="T18">int</text:span> i <text:span text:style-name="T24">=</text:span> <text:span text:style-name="T26">0</text:span>; i <text:span text:style-name="T24">&lt;</text:span> NUM; <text:span text:style-name="T24">++</text:span>i) {</text:p>
      <text:p text:style-name="P5"><text:span text:style-name="T14"><text:tab/><text:tab/>If</text:span>(<text:span text:style-name="T44">primes</text:span>[i] <text:span text:style-name="T24">==</text:span> <text:span text:style-name="T18">true</text:span>)</text:p>
      <text:p text:style-name="P5"><text:tab/><text:tab/>{</text:p>
      <text:p text:style-name="P5"><text:tab/><text:tab/>primes_num<text:span text:style-name="T24">++</text:span>;</text:p>
      <text:p text:style-name="P5"><text:tab/><text:tab/>}</text:p>
      <text:p text:style-name="P5"><text:tab/>}</text:p>
      <text:p text:style-name="P5">}</text:p>
      <text:p text:style-name="P5"><text:span text:style-name="T14">return</text:span> primes_num;</text:p>
      <text:p text:style-name="P5">}</text:p>
      <text:p text:style-name="P3"/>
      <text:p text:style-name="P78">Dla NUM=10 000 000, czas przetwarzania: <text:span text:style-name="T50">27.5686</text:span>.</text:p>
      <text:p text:style-name="P78">Dla NUM=<text:span text:style-name="T50">5</text:span> 000 000, czas przetwarzania: <text:span text:style-name="T54">3.8142</text:span>s.</text:p>
      <text:p text:style-name="P78"/>
      <text:p text:style-name="P34">#pragma omp parallel for schedule (static,1) – <text:span text:style-name="T56">przydzielenie kolejnych iteracji pętli po kolei do kolejnych wątków – przydzielanie po 1 pętli.</text:span></text:p>
      <text:p text:style-name="P96"/>
      <text:p text:style-name="P48">Synchroniacja zachodzi po wyjściu z regionu równoległego.</text:p>
      <text:p text:style-name="P48"/>
      <text:p text:style-name="P82">Każdy z wątków otrzyma tyle samo pętli, przydzielone będa w następujący sposób:</text:p>
      <text:p text:style-name="P82">iteracja: 0 – wątek 0</text:p>
      <text:p text:style-name="P82">iteracja: 1 – wątek 1</text:p>
      <text:p text:style-name="P82">iteracja: 2 – wątek 0</text:p>
      <text:p text:style-name="P82">iteracja: 3 – wątek 1</text:p>
      <text:p text:style-name="P82">itd.</text:p>
      <text:p text:style-name="P78"/>
      <text:p text:style-name="P86">2.5 <text:span text:style-name="T3">Sito Eratostenesa – funkcyjnie z użyciem #pragma omp for schedule (static,</text:span><text:span text:style-name="T1">2</text:span><text:span text:style-name="T3">)</text:span></text:p>
      <text:p text:style-name="P4"/>
      <text:p text:style-name="P17"><text:span text:style-name="T19">void</text:span><text:span text:style-name="T51"> </text:span><text:span text:style-name="T34">oznacz_nie_pierwsze_for_schedule_static_</text:span><text:span text:style-name="T35">2</text:span><text:span text:style-name="T51">(</text:span><text:span text:style-name="T19">bool</text:span><text:span text:style-name="T51"> </text:span><text:span text:style-name="T45">primes</text:span><text:span text:style-name="T19">[]</text:span><text:span text:style-name="T51">, </text:span><text:span text:style-name="T19">int</text:span><text:span text:style-name="T51"> </text:span><text:span text:style-name="T45">n</text:span><text:span text:style-name="T51">, </text:span><text:span text:style-name="T19">int</text:span><text:span text:style-name="T51"> </text:span><text:span text:style-name="T45">start</text:span><text:span text:style-name="T51">, </text:span><text:span text:style-name="T19">int</text:span><text:span text:style-name="T51"> </text:span><text:span text:style-name="T45">end</text:span><text:span text:style-name="T51">) {</text:span></text:p>
      <text:p text:style-name="P6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static</text:span><text:span text:style-name="T18">,</text:span><text:span text:style-name="T27">2</text:span><text:span text:style-name="T18">)</text:span></text:p>
      <text:p text:style-name="P19"><text:span text:style-name="T15">for</text:span><text:span text:style-name="T52"> (</text:span><text:span text:style-name="T20">int</text:span><text:span text:style-name="T52"> i </text:span><text:span text:style-name="T25">=</text:span><text:span text:style-name="T52"> start; i </text:span><text:span text:style-name="T25">&lt;</text:span><text:span text:style-name="T52"> end; </text:span><text:span text:style-name="T25">++</text:span><text:span text:style-name="T52">i) {</text:span></text:p>
      <text:p text:style-name="P6"><text:span text:style-name="T14">for</text:span> (<text:span text:style-name="T18">int</text:span> i <text:span text:style-name="T24">=</text:span> <text:span text:style-name="T26">2</text:span>; i <text:span text:style-name="T24">*</text:span> i <text:span text:style-name="T24">&lt;</text:span> n; <text:span text:style-name="T24">++</text:span>i) {</text:p>
      <text:p text:style-name="P6"><text:span text:style-name="T14"><text:tab/>if</text:span> (<text:span text:style-name="T44">primes</text:span>[i]) {</text:p>
      <text:p text:style-name="P6"><text:span text:style-name="T33"><text:tab/>oznacz_nie_pierwsze_for_schedule_static_</text:span><text:span text:style-name="T37">2</text:span>(primes, n, i , n);</text:p>
      <text:p text:style-name="P14"><text:tab/>}</text:p>
      <text:p text:style-name="P14"/>
      <text:p text:style-name="P58">Dla NUM=10 000 000, czas przetwarzania: <text:span text:style-name="T50">24.2190</text:span>.</text:p>
      <text:p text:style-name="P35">Dla NUM=<text:span text:style-name="T50">5</text:span> 000 000, czas przetwarzania: <text:span text:style-name="T54">4.0053</text:span>s.</text:p>
      <text:p text:style-name="P26"/>
      <text:p text:style-name="P34">#pragma omp parallel for schedule (static,<text:span text:style-name="T56">2</text:span>) – <text:span text:style-name="T56">przydzielenie kolejnych iteracji pętli po kolei do kolejnych wątków – przydzielanie po 2 pętli.</text:span></text:p>
      <text:p text:style-name="P34"/>
      <text:p text:style-name="P48">Synchroniacja zachodzi po wyjściu z regionu równoległego.</text:p>
      <text:p text:style-name="P34"/>
      <text:p text:style-name="P82">Każdy z wątków otrzyma tyle samo pętli, przydzielone będa w następujący sposób:</text:p>
      <text:p text:style-name="P82">iteracja: 0,1 – wątek 0</text:p>
      <text:p text:style-name="P82">iteracja: 2,3 – wątek 1</text:p>
      <text:p text:style-name="P82">iteracja: 4,5 – wątek 0</text:p>
      <text:p text:style-name="P82">iteracja: 6,7 – wątek 1</text:p>
      <text:p text:style-name="P40">itd.</text:p>
      <text:p text:style-name="P26"/>
      <text:p text:style-name="P64">2.6 <text:span text:style-name="T3">Sito Eratostenesa – funkcyjnie z użyciem #pragma omp for schedule (static,</text:span><text:span text:style-name="T1">4</text:span><text:span text:style-name="T3">)</text:span></text:p>
      <text:p text:style-name="P54"><text:soft-page-break/></text:p>
      <text:p text:style-name="P17"><text:span text:style-name="T19">void</text:span><text:span text:style-name="T51"> </text:span><text:span text:style-name="T34">oznacz_nie_pierwsze_for_schedule_static_</text:span><text:span text:style-name="T35">4</text:span><text:span text:style-name="T51">(</text:span><text:span text:style-name="T19">bool</text:span><text:span text:style-name="T51"> </text:span><text:span text:style-name="T45">primes</text:span><text:span text:style-name="T19">[]</text:span><text:span text:style-name="T51">, </text:span><text:span text:style-name="T19">int</text:span><text:span text:style-name="T51"> </text:span><text:span text:style-name="T45">n</text:span><text:span text:style-name="T51">, </text:span><text:span text:style-name="T19">int</text:span><text:span text:style-name="T51"> </text:span><text:span text:style-name="T45">start</text:span><text:span text:style-name="T51">, </text:span><text:span text:style-name="T19">int</text:span><text:span text:style-name="T51"> </text:span><text:span text:style-name="T45">end</text:span><text:span text:style-name="T51">) {</text:span></text:p>
      <text:p text:style-name="P6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static</text:span><text:span text:style-name="T18">,</text:span><text:span text:style-name="T27">4</text:span><text:span text:style-name="T18">)</text:span><text:span text:style-name="T55"> </text:span></text:p>
      <text:p text:style-name="P19"><text:span text:style-name="T15">for</text:span><text:span text:style-name="T52"> (</text:span><text:span text:style-name="T20">int</text:span><text:span text:style-name="T52"> i </text:span><text:span text:style-name="T25">=</text:span><text:span text:style-name="T52"> start; i </text:span><text:span text:style-name="T25">&lt;</text:span><text:span text:style-name="T52"> end; </text:span><text:span text:style-name="T25">++</text:span><text:span text:style-name="T52">i) {</text:span></text:p>
      <text:p text:style-name="P14"/>
      <text:p text:style-name="P14"/>
      <text:p text:style-name="P6"><text:span text:style-name="T14">for</text:span> (<text:span text:style-name="T18">int</text:span> i <text:span text:style-name="T24">=</text:span> <text:span text:style-name="T26">2</text:span>; i <text:span text:style-name="T24">*</text:span> i <text:span text:style-name="T24">&lt;</text:span> n; <text:span text:style-name="T24">++</text:span>i) {</text:p>
      <text:p text:style-name="P6"><text:span text:style-name="T14"><text:tab/>if</text:span> (<text:span text:style-name="T44">primes</text:span>[i]) {</text:p>
      <text:p text:style-name="P6"><text:span text:style-name="T33"><text:tab/>oznacz_nie_pierwsze_for_schedule_static_</text:span><text:span text:style-name="T37">4</text:span>(primes, n, i , n);</text:p>
      <text:p text:style-name="P14"><text:tab/>}</text:p>
      <text:p text:style-name="P14"/>
      <text:p text:style-name="P58">Dla NUM=10 000 000, czas przetwarzania: <text:span text:style-name="T50">22.7543</text:span>.</text:p>
      <text:p text:style-name="P35">Dla NUM=<text:span text:style-name="T50">5</text:span> 000 000, czas przetwarzania: <text:span text:style-name="T54">3.8054</text:span>s.</text:p>
      <text:p text:style-name="P54"/>
      <text:p text:style-name="P34">#pragma omp parallel for schedule (static,<text:span text:style-name="T56">4</text:span>) – <text:span text:style-name="T56">przydzielenie kolejnych iteracji pętli po kolei do kolejnych wątków – przydzielanie po 4 pętle.</text:span></text:p>
      <text:p text:style-name="P34"/>
      <text:p text:style-name="P48">Synchroniacja zachodzi po wyjściu z regionu równoległego.</text:p>
      <text:p text:style-name="P34"/>
      <text:p text:style-name="P82">Każdy z wątków otrzyma tyle samo pętli, przydzielone będa w następujący sposób:</text:p>
      <text:p text:style-name="P82">iteracja: 0,1,2,3 – wątek 0</text:p>
      <text:p text:style-name="P82">iteracja: 4,5,6,7 – wątek 1</text:p>
      <text:p text:style-name="P82">iteracja: 8,9,10,11 – wątek 0</text:p>
      <text:p text:style-name="P82">iteracja: 12,13,14,15 – wątek 1</text:p>
      <text:p text:style-name="P40">itd.</text:p>
      <text:p text:style-name="P54"/>
      <text:p text:style-name="P56"><text:span text:style-name="T5">2.7</text:span><text:span text:style-name="T13"> </text:span><text:span text:style-name="T52">Sito Eratostenesa – funkcyjnie z użyciem #pragma omp for schedule (static,</text:span><text:span text:style-name="T51">8</text:span><text:span text:style-name="T52">)</text:span></text:p>
      <text:p text:style-name="P31"/>
      <text:p text:style-name="P18"><text:span text:style-name="T19">void</text:span><text:span text:style-name="T51"> </text:span><text:span text:style-name="T34">oznacz_nie_pierwsze_for_schedule_static_</text:span><text:span text:style-name="T36">8</text:span><text:span text:style-name="T51">(</text:span><text:span text:style-name="T19">bool</text:span><text:span text:style-name="T51"> </text:span><text:span text:style-name="T45">primes</text:span><text:span text:style-name="T19">[]</text:span><text:span text:style-name="T51">, </text:span><text:span text:style-name="T19">int</text:span><text:span text:style-name="T51"> </text:span><text:span text:style-name="T45">n</text:span><text:span text:style-name="T51">, </text:span><text:span text:style-name="T19">int</text:span><text:span text:style-name="T51"> </text:span><text:span text:style-name="T45">start</text:span><text:span text:style-name="T51">, </text:span><text:span text:style-name="T19">int</text:span><text:span text:style-name="T51"> </text:span><text:span text:style-name="T45">end</text:span><text:span text:style-name="T51">) {</text:span></text:p>
      <text:p text:style-name="P7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static</text:span><text:span text:style-name="T18">,</text:span><text:span text:style-name="T28">8</text:span><text:span text:style-name="T18">)</text:span><text:span text:style-name="T55"> </text:span></text:p>
      <text:p text:style-name="P20"><text:span text:style-name="T15">for</text:span><text:span text:style-name="T52"> (</text:span><text:span text:style-name="T20">int</text:span><text:span text:style-name="T52"> i </text:span><text:span text:style-name="T25">=</text:span><text:span text:style-name="T52"> start; i </text:span><text:span text:style-name="T25">&lt;</text:span><text:span text:style-name="T52"> end; </text:span><text:span text:style-name="T25">++</text:span><text:span text:style-name="T52">i) {</text:span></text:p>
      <text:p text:style-name="P15"/>
      <text:p text:style-name="P15"/>
      <text:p text:style-name="P7"><text:span text:style-name="T14">for</text:span> (<text:span text:style-name="T18">int</text:span> i <text:span text:style-name="T24">=</text:span> <text:span text:style-name="T26">2</text:span>; i <text:span text:style-name="T24">*</text:span> i <text:span text:style-name="T24">&lt;</text:span> n; <text:span text:style-name="T24">++</text:span>i) {</text:p>
      <text:p text:style-name="P7"><text:span text:style-name="T14"><text:tab/>if</text:span> (<text:span text:style-name="T44">primes</text:span>[i]) {</text:p>
      <text:p text:style-name="P7"><text:span text:style-name="T33"><text:tab/>oznacz_nie_pierwsze_for_schedule_static_</text:span><text:span text:style-name="T38">8</text:span>(primes, n, i , n);</text:p>
      <text:p text:style-name="P15"><text:tab/>}</text:p>
      <text:p text:style-name="P15"/>
      <text:p text:style-name="P59">Dla NUM=10 000 000, czas przetwarzania: <text:span text:style-name="T56">22.9399</text:span>.</text:p>
      <text:p text:style-name="P34">Dla NUM=<text:span text:style-name="T50">5</text:span> 000 000, czas przetwarzania: <text:span text:style-name="T54">3.8117</text:span>s.</text:p>
      <text:p text:style-name="P55"/>
      <text:p text:style-name="P34">#pragma omp parallel for schedule (static,<text:span text:style-name="T56">8</text:span>) – <text:span text:style-name="T56">przydzielenie kolejnych iteracji pętli po kolei do kolejnych wątków – przydzielanie po 8 pętli.</text:span></text:p>
      <text:p text:style-name="P34"/>
      <text:p text:style-name="P48">Synchroniacja zachodzi po wyjściu z regionu równoległego.</text:p>
      <text:p text:style-name="P34"/>
      <text:p text:style-name="P83">Każdy z wątków otrzyma tyle samo pętli, przydzielone będa w następujący sposób:</text:p>
      <text:p text:style-name="P83">iteracja: 0,1,2,3,4,5,6,7 – wątek 0</text:p>
      <text:p text:style-name="P83">iteracja: 8,9,10,11,12,13,14,15– wątek 1</text:p>
      <text:p text:style-name="P83">iteracja: <text:span text:style-name="T56">16,17,18,19,20,21,22,23</text:span> – wątek 0</text:p>
      <text:p text:style-name="P83">iteracja: <text:span text:style-name="T56">24,25,26,27,28,29,30,31</text:span> – wątek 1</text:p>
      <text:p text:style-name="P41"><text:soft-page-break/>itd.</text:p>
      <text:p text:style-name="P41"/>
      <text:p text:style-name="P42"><text:span text:style-name="T6">2.8</text:span> Sito Eratostenesa – Funkcyjnie <text:span text:style-name="T50">z użyciem #pragma omp for schedule (</text:span>dynamic,1<text:span text:style-name="T50">)</text:span></text:p>
      <text:p text:style-name="P42"/>
      <text:p text:style-name="P21"><text:span text:style-name="T21">void</text:span><text:span text:style-name="T59"> </text:span><text:span text:style-name="T40">oznacz_nie_pierwsze_for_schedule_dynamic_1</text:span><text:span text:style-name="T59">(</text:span><text:span text:style-name="T21">bool</text:span><text:span text:style-name="T59"> </text:span><text:span text:style-name="T46">primes</text:span><text:span text:style-name="T21">[]</text:span><text:span text:style-name="T59">, </text:span><text:span text:style-name="T21">int</text:span><text:span text:style-name="T59"> </text:span><text:span text:style-name="T46">n</text:span><text:span text:style-name="T59">, </text:span><text:span text:style-name="T21">int</text:span><text:span text:style-name="T59"> </text:span><text:span text:style-name="T46">start</text:span><text:span text:style-name="T59">, </text:span><text:span text:style-name="T21">int</text:span><text:span text:style-name="T59"> </text:span><text:span text:style-name="T46">end</text:span><text:span text:style-name="T59">) </text:span>{</text:p>
      <text:p text:style-name="P5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dynamic</text:span><text:span text:style-name="T18">,</text:span><text:span text:style-name="T26">1</text:span><text:span text:style-name="T18">)</text:span></text:p>
      <text:p text:style-name="P93"/>
      <text:p text:style-name="P5"><text:span text:style-name="T14">for</text:span> (<text:span text:style-name="T18">int</text:span> i <text:span text:style-name="T24">=</text:span> start; i <text:span text:style-name="T24">&lt;</text:span> end; <text:span text:style-name="T24">++</text:span>i) {</text:p>
      <text:p text:style-name="P5"><text:span text:style-name="T14"><text:tab/>if</text:span> (<text:span text:style-name="T44">primes</text:span>[i]) {</text:p>
      <text:p text:style-name="P29"><text:tab/><text:tab/>// Mark multiples of the current prime number as non-prime</text:p>
      <text:p text:style-name="P5"><text:span text:style-name="T14"><text:tab/><text:tab/>for</text:span> (<text:span text:style-name="T18">int</text:span> j <text:span text:style-name="T24">=</text:span> i <text:span text:style-name="T24">*</text:span> <text:span text:style-name="T26">2</text:span>; j <text:span text:style-name="T24">&lt;</text:span> n; j <text:span text:style-name="T24">+=</text:span> i) {</text:p>
      <text:p text:style-name="P5"><text:span text:style-name="T44"><text:tab/><text:tab/><text:tab/>primes</text:span>[j] <text:span text:style-name="T24">=</text:span> <text:span text:style-name="T18">false</text:span>;</text:p>
      <text:p text:style-name="P5"><text:tab/><text:tab/><text:tab/>}</text:p>
      <text:p text:style-name="P5"><text:tab/><text:tab/>}</text:p>
      <text:p text:style-name="P5"><text:tab/>}</text:p>
      <text:p text:style-name="P5">}</text:p>
      <text:p text:style-name="P27"/>
      <text:p text:style-name="P5"><text:span text:style-name="T18">int</text:span> <text:span text:style-name="T33">sitoFunkcyjnie_for_schedule_dynamic_1</text:span>(<text:span text:style-name="T18">bool</text:span> <text:span text:style-name="T44">primes</text:span><text:span text:style-name="T18">[]</text:span>, <text:span text:style-name="T18">int</text:span> <text:span text:style-name="T44">n</text:span>) {</text:p>
      <text:p text:style-name="P5"><text:span text:style-name="T44"><text:tab/>primes</text:span>[<text:span text:style-name="T26">0</text:span>] <text:span text:style-name="T24">=</text:span> <text:span text:style-name="T44">primes</text:span>[<text:span text:style-name="T26">1</text:span>] <text:span text:style-name="T24">=</text:span> <text:span text:style-name="T18">false</text:span>;</text:p>
      <text:p text:style-name="P29"><text:tab/>// Use task parallelism to mark non-prime numbers</text:p>
      <text:p text:style-name="P5"><text:span text:style-name="T14"><text:tab/><text:tab/>for</text:span> (<text:span text:style-name="T18">int</text:span> i <text:span text:style-name="T24">=</text:span> <text:span text:style-name="T26">2</text:span>; i <text:span text:style-name="T24">*</text:span> i <text:span text:style-name="T24">&lt;</text:span> n; <text:span text:style-name="T24">++</text:span>i) {</text:p>
      <text:p text:style-name="P5"><text:span text:style-name="T14"><text:tab/><text:tab/>if</text:span> (<text:span text:style-name="T44">primes</text:span>[i]) {</text:p>
      <text:p text:style-name="P5"><text:span text:style-name="T33"><text:tab/><text:tab/><text:tab/>oznacz_nie_pierwsze_for_schedule_dynamic_1</text:span>(primes, n, i , n);</text:p>
      <text:p text:style-name="P5"><text:tab/><text:tab/><text:tab/>}</text:p>
      <text:p text:style-name="P5"><text:tab/><text:tab/>}</text:p>
      <text:p text:style-name="P5"><text:span text:style-name="T18">int</text:span> primes_num<text:span text:style-name="T24">=</text:span><text:span text:style-name="T26">0</text:span>;</text:p>
      <text:p text:style-name="P5"><text:span text:style-name="T14">#pragma</text:span><text:span text:style-name="T18"> </text:span><text:span text:style-name="T44">omp</text:span><text:span text:style-name="T18"> </text:span><text:span text:style-name="T44">parallel</text:span><text:span text:style-name="T53">//reduction(+:primes_num)</text:span></text:p>
      <text:p text:style-name="P5">{</text:p>
      <text:p text:style-name="P5"><text:span text:style-name="T14"><text:tab/>for</text:span> (<text:span text:style-name="T18">int</text:span> i <text:span text:style-name="T24">=</text:span> <text:span text:style-name="T26">0</text:span>; i <text:span text:style-name="T24">&lt;</text:span> NUM; <text:span text:style-name="T24">++</text:span>i) {</text:p>
      <text:p text:style-name="P5"><text:span text:style-name="T14"><text:tab/><text:tab/>if</text:span>(<text:span text:style-name="T44">primes</text:span>[i] <text:span text:style-name="T24">==</text:span> <text:span text:style-name="T18">true</text:span>)</text:p>
      <text:p text:style-name="P5"><text:tab/><text:tab/>{</text:p>
      <text:p text:style-name="P5"><text:tab/><text:tab/>primes_num<text:span text:style-name="T24">++</text:span>;</text:p>
      <text:p text:style-name="P5"><text:tab/><text:tab/>}</text:p>
      <text:p text:style-name="P5"><text:tab/>}</text:p>
      <text:p text:style-name="P5">}</text:p>
      <text:p text:style-name="P5"><text:span text:style-name="T14">return</text:span> primes_num;</text:p>
      <text:p text:style-name="P5">}</text:p>
      <text:p text:style-name="P32"/>
      <text:p text:style-name="P59">Dla NUM=10 000 000, czas przetwarzania: <text:span text:style-name="T56">91.3872s</text:span>.</text:p>
      <text:p text:style-name="P34">Dla NUM=<text:span text:style-name="T50">5</text:span> 000 000, czas przetwarzania: <text:span text:style-name="T56">30.5354</text:span>s.</text:p>
      <text:p text:style-name="P34"/>
      <text:p text:style-name="P48">Synchroniacja zachodzi po wyjściu z regionu równoległego.</text:p>
      <text:p text:style-name="P34"/>
      <text:p text:style-name="P42">#pragma omp for schedule(dynamic,1) – każdy z wątków weźmie <text:span text:style-name="T57">jedną iterację, przetworzy ją a następnie będzie szukał następnej nie przetwarzanej przez nikogo iteracji, po znalezieniu jej, zacznie ją przetwarzać, duży czas przetwarzania wynika z częstego poszukiwania iteracji do przetworzenia.</text:span></text:p>
      <text:p text:style-name="P42"/>
      <text:p text:style-name="P42"/>
      <text:p text:style-name="P43"><text:span text:style-name="T6">2.</text:span><text:span text:style-name="T7">9</text:span> Sito Eratostenesa – Funkcyjnie <text:span text:style-name="T50">z użyciem #pragma omp for schedule (</text:span>dynamic,<text:span text:style-name="T57">2)</text:span></text:p>
      <text:p text:style-name="P30"/>
      <text:p text:style-name="P22"><text:soft-page-break/><text:span text:style-name="T18">void</text:span> <text:span text:style-name="T33">oznacz_nie_pierwsze_for_schedule_dynamic_</text:span><text:span text:style-name="T39">2</text:span>(<text:span text:style-name="T18">bool</text:span> <text:span text:style-name="T44">primes</text:span><text:span text:style-name="T18">[]</text:span>, <text:span text:style-name="T18">int</text:span> <text:span text:style-name="T44">n</text:span>, <text:span text:style-name="T18">int</text:span> <text:span text:style-name="T44">start</text:span>, <text:span text:style-name="T18">int</text:span> <text:span text:style-name="T44">end</text:span>) {</text:p>
      <text:p text:style-name="P8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dynamic</text:span><text:span text:style-name="T18">,</text:span><text:span text:style-name="T29">2</text:span><text:span text:style-name="T18">)</text:span></text:p>
      <text:p text:style-name="P13"><text:span text:style-name="T14">for</text:span> (<text:span text:style-name="T18">int</text:span> i <text:span text:style-name="T24">=</text:span> start; i <text:span text:style-name="T24">&lt;</text:span> end; <text:span text:style-name="T24">++</text:span>i) {</text:p>
      <text:p text:style-name="P13"/>
      <text:p text:style-name="P8"><text:span text:style-name="T14">for</text:span> (<text:span text:style-name="T18">int</text:span> i <text:span text:style-name="T24">=</text:span> <text:span text:style-name="T26">2</text:span>; i <text:span text:style-name="T24">*</text:span> i <text:span text:style-name="T24">&lt;</text:span> n; <text:span text:style-name="T24">++</text:span>i) {</text:p>
      <text:p text:style-name="P8"><text:span text:style-name="T14"><text:tab/><text:tab/>if</text:span> (<text:span text:style-name="T44">primes</text:span>[i]) {</text:p>
      <text:p text:style-name="P13"><text:span text:style-name="T33"><text:tab/><text:tab/><text:tab/>oznacz_nie_pierwsze_for_schedule_dynamic_</text:span><text:span text:style-name="T39">2</text:span>(primes, n, i , n);</text:p>
      <text:p text:style-name="P13"/>
      <text:p text:style-name="P57">Dla NUM=10 000 000, czas przetwarzania: 55.854<text:span text:style-name="T58">2s</text:span>.</text:p>
      <text:p text:style-name="P33">Dla NUM=<text:span text:style-name="T50">5</text:span> 000 000, czas przetwarzania: <text:span text:style-name="T58">16.8117</text:span>s.</text:p>
      <text:p text:style-name="P33"/>
      <text:p text:style-name="P48">Synchroniacja zachodzi po wyjściu z regionu równoległego.</text:p>
      <text:p text:style-name="P48"/>
      <text:p text:style-name="P44">#pragma omp for schedule(dynamic,<text:span text:style-name="T58">2</text:span>) – każdy z wątków weźmie <text:span text:style-name="T58">dwie iterację, przetworzy je a następnie będzie szukał dwóch iteracji które może przetworzyć, przetwarzanie jest 2 razy wydajniejsze niż przy (dynamic,1) ponieważ “poszukiwanie iteracji” przez wątek dzieje się dwa razy rzadziej</text:span></text:p>
      <text:p text:style-name="P44"/>
      <text:p text:style-name="P46"><text:span text:style-name="T6">2.10 </text:span><text:span text:style-name="T56">Sito Eratostenesa – Funkcyjnie z użyciem #pragma omp for schedule (dynamic,</text:span>4<text:span text:style-name="T56">)</text:span></text:p>
      <text:p text:style-name="P22"><text:span text:style-name="T18">void</text:span> <text:span text:style-name="T33">oznacz_nie_pierwsze_for_schedule_dynamic_</text:span><text:span text:style-name="T39">4</text:span>(<text:span text:style-name="T18">bool</text:span> <text:span text:style-name="T44">primes</text:span><text:span text:style-name="T18">[]</text:span>, <text:span text:style-name="T18">int</text:span> <text:span text:style-name="T44">n</text:span>, <text:span text:style-name="T18">int</text:span> <text:span text:style-name="T44">start</text:span>, <text:span text:style-name="T18">int</text:span> <text:span text:style-name="T44">end</text:span>) {</text:p>
      <text:p text:style-name="P8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dynamic</text:span><text:span text:style-name="T18">,</text:span><text:span text:style-name="T29">4</text:span><text:span text:style-name="T18">)</text:span></text:p>
      <text:p text:style-name="P13"><text:span text:style-name="T14">for</text:span> (<text:span text:style-name="T18">int</text:span> i <text:span text:style-name="T24">=</text:span> start; i <text:span text:style-name="T24">&lt;</text:span> end; <text:span text:style-name="T24">++</text:span>i) {</text:p>
      <text:p text:style-name="P13"/>
      <text:p text:style-name="P8"><text:span text:style-name="T14">for</text:span> (<text:span text:style-name="T18">int</text:span> i <text:span text:style-name="T24">=</text:span> <text:span text:style-name="T26">2</text:span>; i <text:span text:style-name="T24">*</text:span> i <text:span text:style-name="T24">&lt;</text:span> n; <text:span text:style-name="T24">++</text:span>i) {</text:p>
      <text:p text:style-name="P8"><text:span text:style-name="T14"><text:tab/><text:tab/>if</text:span> (<text:span text:style-name="T44">primes</text:span>[i]) {</text:p>
      <text:p text:style-name="P13"><text:span text:style-name="T33"><text:tab/><text:tab/><text:tab/>oznacz_nie_pierwsze_for_schedule_dynamic_</text:span><text:span text:style-name="T39">4</text:span>(primes, n, i , n);</text:p>
      <text:p text:style-name="P13"/>
      <text:p text:style-name="P57">Dla NUM=10 000 000, czas przetwarzania: <text:span text:style-name="T58">37.3615s</text:span>.</text:p>
      <text:p text:style-name="P33">Dla NUM=<text:span text:style-name="T50">5</text:span> 000 000, czas przetwarzania: <text:span text:style-name="T58">9.8670</text:span>s.</text:p>
      <text:p text:style-name="P33"/>
      <text:p text:style-name="P48">Synchroniacja zachodzi po wyjściu z regionu równoległego.</text:p>
      <text:p text:style-name="P48"/>
      <text:p text:style-name="P44">#pragma omp for schedule(dynamic,<text:span text:style-name="T58">4</text:span>) – każdy z wątków “weźmie” <text:span text:style-name="T58">cztery iteracje, przetworzy je a następnie będzie szukał czterech iteracji które może przetworzyć, przetwarzanie jest 2 razy wydajniejsze niż przy (dynamic,2) ponieważ “poszukiwanie iteracji” przez wątek dzieje się dwa razy rzadziej – analogicznie jak w przypadku (dynamic,1) roaz (dynamic,2)</text:span></text:p>
      <text:p text:style-name="P44"/>
      <text:p text:style-name="P46"><text:span text:style-name="T6">2.11</text:span> <text:span text:style-name="T56">Sito Eratostenesa – Funkcyjnie z użyciem #pragma omp for schedule (dynamic,</text:span>8<text:span text:style-name="T56">)</text:span></text:p>
      <text:p text:style-name="P22"><text:span text:style-name="T18">void</text:span> <text:span text:style-name="T33">oznacz_nie_pierwsze_for_schedule_dynamic_</text:span><text:span text:style-name="T39">8</text:span>(<text:span text:style-name="T18">bool</text:span> <text:span text:style-name="T44">primes</text:span><text:span text:style-name="T18">[]</text:span>, <text:span text:style-name="T18">int</text:span> <text:span text:style-name="T44">n</text:span>, <text:span text:style-name="T18">int</text:span> <text:span text:style-name="T44">start</text:span>, <text:span text:style-name="T18">int</text:span> <text:span text:style-name="T44">end</text:span>) {</text:p>
      <text:p text:style-name="P8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dynamic</text:span><text:span text:style-name="T18">,</text:span><text:span text:style-name="T29">4</text:span><text:span text:style-name="T18">)</text:span></text:p>
      <text:p text:style-name="P13"><text:span text:style-name="T14">for</text:span> (<text:span text:style-name="T18">int</text:span> i <text:span text:style-name="T24">=</text:span> start; i <text:span text:style-name="T24">&lt;</text:span> end; <text:span text:style-name="T24">++</text:span>i) {</text:p>
      <text:p text:style-name="P13"/>
      <text:p text:style-name="P8"><text:span text:style-name="T14">for</text:span> (<text:span text:style-name="T18">int</text:span> i <text:span text:style-name="T24">=</text:span> <text:span text:style-name="T26">2</text:span>; i <text:span text:style-name="T24">*</text:span> i <text:span text:style-name="T24">&lt;</text:span> n; <text:span text:style-name="T24">++</text:span>i) {</text:p>
      <text:p text:style-name="P8"><text:span text:style-name="T14"><text:tab/><text:tab/>if</text:span> (<text:span text:style-name="T44">primes</text:span>[i]) {</text:p>
      <text:p text:style-name="P13"><text:span text:style-name="T33"><text:tab/><text:tab/><text:tab/>oznacz_nie_pierwsze_for_schedule_dynamic_</text:span><text:span text:style-name="T41">8</text:span>(primes, n, i , n);</text:p>
      <text:p text:style-name="P13"/>
      <text:p text:style-name="P57">Dla NUM=10 000 000, czas przetwarzania: <text:span text:style-name="T60">29.1506s</text:span>.</text:p>
      <text:p text:style-name="P33">Dla NUM=<text:span text:style-name="T50">5</text:span> 000 000, czas przetwarzania: <text:span text:style-name="T60">6.4058</text:span>s.</text:p>
      <text:p text:style-name="P33"/>
      <text:p text:style-name="P44"/>
      <text:p text:style-name="P44"><text:soft-page-break/></text:p>
      <text:p text:style-name="P48">Synchroniacja zachodzi po wyjściu z regionu równoległego.</text:p>
      <text:p text:style-name="P44"/>
      <text:p text:style-name="P44">#pragma omp for schedule(dynamic,<text:span text:style-name="T62">8</text:span>) – każdy z wątków “weźmie” <text:span text:style-name="T60">osiem iteracji, przetworzy je a następnie będzie szukał ośmiu iteracji które może przetworzyć, przetwarzanie jest nadal wydajniejsze niż przy (dynamic,4) ponieważ “poszukiwanie iteracji” przez wątek dzieje się dwa razy rzadziej – analogicznie jak w przypadku (dynamic,2) roaz (dynamic,4) jednak ze względu na zakres danych zmiana nie jest już tak widoczna (zakres ograniczony do 10mln ze względu na czas wykonywania (dynamic,1)).</text:span></text:p>
      <text:p text:style-name="P44"/>
      <text:p text:style-name="P47"><text:span text:style-name="T6">2.1</text:span><text:span text:style-name="T8">2</text:span> <text:span text:style-name="T56">Sito Eratostenesa – Domenowo z użyciem #pragma omp for schedule (static,1)</text:span></text:p>
      <text:p text:style-name="P47"/>
      <text:p text:style-name="P28"><text:span text:style-name="T23">int</text:span><text:span text:style-name="T17"> </text:span><text:span text:style-name="T43">sitoDomenowo_for_schedule_static_1</text:span><text:span text:style-name="T17">(</text:span><text:span text:style-name="T23">bool</text:span><text:span text:style-name="T17"> </text:span><text:span text:style-name="T48">primes</text:span><text:span text:style-name="T23">[]</text:span><text:span text:style-name="T17">, </text:span><text:span text:style-name="T23">int</text:span><text:span text:style-name="T17"> </text:span><text:span text:style-name="T48">n</text:span><text:span text:style-name="T17">) {</text:span></text:p>
      <text:p text:style-name="P5"><text:span text:style-name="T44">primes</text:span>[<text:span text:style-name="T26">0</text:span>] <text:span text:style-name="T24">=</text:span> <text:span text:style-name="T44">primes</text:span>[<text:span text:style-name="T26">1</text:span>] <text:span text:style-name="T24">=</text:span> <text:span text:style-name="T18">false</text:span>;</text:p>
      <text:p text:style-name="P5"><text:span text:style-name="T18">int</text:span> NUM_root<text:span text:style-name="T24">=</text:span><text:span text:style-name="T33">sqrt</text:span>(NUM);</text:p>
      <text:p text:style-name="P5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static</text:span><text:span text:style-name="T18">,</text:span><text:span text:style-name="T26">1</text:span><text:span text:style-name="T18">)</text:span></text:p>
      <text:p text:style-name="P5"><text:span text:style-name="T14">for</text:span> (<text:span text:style-name="T18">int</text:span> i <text:span text:style-name="T24">=</text:span> <text:span text:style-name="T26">2</text:span>; i <text:span text:style-name="T24">&lt;=</text:span> NUM_root; <text:span text:style-name="T24">++</text:span>i) {</text:p>
      <text:p text:style-name="P5"><text:span text:style-name="T14"><text:tab/>if</text:span> (<text:span text:style-name="T44">primes</text:span>[i]) {</text:p>
      <text:p text:style-name="P5"><text:span text:style-name="T14"><text:tab/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/text:p>
      <text:p text:style-name="P5"><text:span text:style-name="T14"><text:tab/>for</text:span> (<text:span text:style-name="T18">int</text:span> j <text:span text:style-name="T24">=</text:span> i <text:span text:style-name="T24">*</text:span> <text:span text:style-name="T26">2</text:span>; j <text:span text:style-name="T24">&lt;=</text:span> n; j <text:span text:style-name="T24">+=</text:span> i) {</text:p>
      <text:p text:style-name="P5"><text:span text:style-name="T44"><text:tab/><text:tab/>primes</text:span>[j] <text:span text:style-name="T24">=</text:span> <text:span text:style-name="T18">false</text:span>;</text:p>
      <text:p text:style-name="P5"><text:tab/><text:tab/>}</text:p>
      <text:p text:style-name="P5"><text:tab/>}</text:p>
      <text:p text:style-name="P5">}</text:p>
      <text:p text:style-name="P27"/>
      <text:p text:style-name="P5"><text:span text:style-name="T18">int</text:span> primes_num<text:span text:style-name="T24">=</text:span><text:span text:style-name="T26">0</text:span>;</text:p>
      <text:p text:style-name="P5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/text:p>
      <text:p text:style-name="P5">{</text:p>
      <text:p text:style-name="P5"><text:span text:style-name="T14"><text:tab/>for</text:span> (<text:span text:style-name="T18">int</text:span> i <text:span text:style-name="T24">=</text:span> <text:span text:style-name="T26">0</text:span>; i <text:span text:style-name="T24">&lt;</text:span> NUM; <text:span text:style-name="T24">++</text:span>i) {</text:p>
      <text:p text:style-name="P5"><text:span text:style-name="T14"><text:tab/>if</text:span>(<text:span text:style-name="T44">primes</text:span>[i] <text:span text:style-name="T24">==</text:span> <text:span text:style-name="T18">true</text:span>)</text:p>
      <text:p text:style-name="P5"><text:tab/>{</text:p>
      <text:p text:style-name="P5"><text:tab/><text:tab/>primes_num<text:span text:style-name="T24">++</text:span>;</text:p>
      <text:p text:style-name="P5"><text:tab/>}</text:p>
      <text:p text:style-name="P5">}</text:p>
      <text:p text:style-name="P5">}</text:p>
      <text:p text:style-name="P5"><text:span text:style-name="T14">return</text:span> primes_num;</text:p>
      <text:p text:style-name="P5">}</text:p>
      <text:p text:style-name="P47"/>
      <text:p text:style-name="P60">Dla NUM=10 000 000, czas przetwarzania: <text:span text:style-name="T61">0.0775s</text:span>.</text:p>
      <text:p text:style-name="P36">Dla NUM=<text:span text:style-name="T50">5</text:span> 000 000, czas przetwarzania: <text:span text:style-name="T61">0.02395</text:span>s.</text:p>
      <text:p text:style-name="P36"/>
      <text:p text:style-name="P48">Synchroniacja zachodzi po wyjściu z regionu równoległego.</text:p>
      <text:p text:style-name="P48"/>
      <text:p text:style-name="P45">#pragma omp for schedule(<text:span text:style-name="T62">static</text:span>,<text:span text:style-name="T62">1</text:span>) – <text:span text:style-name="T62">kazdy z wątków operuje na pojedynczo przydzielanych fragmentach tablicy liczb pierwszych.<text:line-break/></text:span></text:p>
      <text:p text:style-name="P49"><text:span text:style-name="T6">2.13</text:span> <text:span text:style-name="T56">Sito Eratostenesa – Domenowo z użyciem #pragma omp for schedule (static,</text:span>2<text:span text:style-name="T56">)</text:span></text:p>
      <text:p text:style-name="P9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static</text:span><text:span text:style-name="T18">,</text:span><text:span text:style-name="T30">2</text:span><text:span text:style-name="T18">)</text:span></text:p>
      <text:p text:style-name="P23"><text:span text:style-name="T14">for</text:span> (<text:span text:style-name="T18">int</text:span> i <text:span text:style-name="T24">=</text:span> <text:span text:style-name="T26">2</text:span>; i <text:span text:style-name="T24">&lt;=</text:span> NUM_root; <text:span text:style-name="T24">++</text:span>i) {</text:p>
      <text:p text:style-name="P23"/>
      <text:p text:style-name="P23"/>
      <text:p text:style-name="P61"><text:soft-page-break/>Dla NUM=10 000 000, czas przetwarzania: <text:span text:style-name="T61">0.0719s</text:span>.</text:p>
      <text:p text:style-name="P37">Dla NUM=<text:span text:style-name="T50">5</text:span> 000 000, czas przetwarzania: <text:span text:style-name="T61">0.0268</text:span>s.</text:p>
      <text:p text:style-name="P37"/>
      <text:p text:style-name="P49"><text:span text:style-name="T56">#pragma omp for schedule (static,</text:span>2<text:span text:style-name="T56">) – </text:span>fragmenty tablicy są przydzielane po dwa na wątek</text:p>
      <text:p text:style-name="P49"/>
      <text:p text:style-name="P49"><text:span text:style-name="T6">2.14</text:span> <text:span text:style-name="T56">Sito Eratostenesa – Domenowo z użyciem #pragma omp for schedule (static,</text:span>4<text:span text:style-name="T56">)</text:span></text:p>
      <text:p text:style-name="P9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static</text:span><text:span text:style-name="T18">,</text:span><text:span text:style-name="T30">4</text:span><text:span text:style-name="T18">)</text:span></text:p>
      <text:p text:style-name="P23"><text:span text:style-name="T14">for</text:span> (<text:span text:style-name="T18">int</text:span> i <text:span text:style-name="T24">=</text:span> <text:span text:style-name="T26">2</text:span>; i <text:span text:style-name="T24">&lt;=</text:span> NUM_root; <text:span text:style-name="T24">++</text:span>i) {</text:p>
      <text:p text:style-name="P23"/>
      <text:p text:style-name="P23"/>
      <text:p text:style-name="P61">Dla NUM=10 000 000, czas przetwarzania: <text:span text:style-name="T61">0.0687s</text:span>.</text:p>
      <text:p text:style-name="P37">Dla NUM=<text:span text:style-name="T50">5</text:span> 000 000, czas przetwarzania: <text:span text:style-name="T61">0.0242</text:span>s.</text:p>
      <text:p text:style-name="P37"/>
      <text:p text:style-name="P49"><text:span text:style-name="T56">#pragma omp for schedule (static,</text:span>4<text:span text:style-name="T56">) – </text:span>fragmenty tablicy są przydzielane po cztery na wątek</text:p>
      <text:p text:style-name="P49"/>
      <text:p text:style-name="P49"><text:span text:style-name="T6">2.15</text:span> <text:span text:style-name="T56">Sito Eratostenesa – Domenowo z użyciem #pragma omp for schedule (static,</text:span>8<text:span text:style-name="T56">)</text:span></text:p>
      <text:p text:style-name="P9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static</text:span><text:span text:style-name="T18">,</text:span><text:span text:style-name="T30">8</text:span><text:span text:style-name="T18">)</text:span></text:p>
      <text:p text:style-name="P23"><text:span text:style-name="T14">for</text:span> (<text:span text:style-name="T18">int</text:span> i <text:span text:style-name="T24">=</text:span> <text:span text:style-name="T26">2</text:span>; i <text:span text:style-name="T24">&lt;=</text:span> NUM_root; <text:span text:style-name="T24">++</text:span>i) {</text:p>
      <text:p text:style-name="P23"/>
      <text:p text:style-name="P23"/>
      <text:p text:style-name="P61">Dla NUM=10 000 000, czas przetwarzania: <text:span text:style-name="T61">0.0780s</text:span>.</text:p>
      <text:p text:style-name="P37">Dla NUM=<text:span text:style-name="T50">5</text:span> 000 000, czas przetwarzania: <text:span text:style-name="T61">0.0259</text:span>s.</text:p>
      <text:p text:style-name="P37"/>
      <text:p text:style-name="P49"><text:span text:style-name="T56">#pragma omp for schedule (static,</text:span>8<text:span text:style-name="T56">) – </text:span>fragmenty tablicy są przydzielane po osiem na wątek</text:p>
      <text:p text:style-name="P49"/>
      <text:p text:style-name="P49"><text:span text:style-name="T6">2.16</text:span> Sito Eratostenesa – Funkcyjnie z uzyciem #pragma omp for schedule (dynamic,1)</text:p>
      <text:p text:style-name="P49"/>
      <text:p text:style-name="P49"/>
      <text:p text:style-name="P27"><text:span text:style-name="T22">int</text:span><text:span text:style-name="T16"> </text:span><text:span text:style-name="T42">sitoDomenowo_for_schedule_dynamic_1</text:span><text:span text:style-name="T16">(</text:span><text:span text:style-name="T22">bool</text:span><text:span text:style-name="T16"> </text:span><text:span text:style-name="T47">primes</text:span><text:span text:style-name="T22">[]</text:span><text:span text:style-name="T16">, </text:span><text:span text:style-name="T22">int</text:span><text:span text:style-name="T16"> </text:span><text:span text:style-name="T47">n</text:span><text:span text:style-name="T16">) {</text:span></text:p>
      <text:p text:style-name="P5"><text:span text:style-name="T44">primes</text:span>[<text:span text:style-name="T26">0</text:span>] <text:span text:style-name="T24">=</text:span> <text:span text:style-name="T44">primes</text:span>[<text:span text:style-name="T26">1</text:span>] <text:span text:style-name="T24">=</text:span> <text:span text:style-name="T18">false</text:span>;</text:p>
      <text:p text:style-name="P5"><text:span text:style-name="T18">int</text:span> NUM_root<text:span text:style-name="T24">=</text:span><text:span text:style-name="T33">sqrt</text:span>(NUM);</text:p>
      <text:p text:style-name="P5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dynamic</text:span><text:span text:style-name="T18">,</text:span><text:span text:style-name="T26">1</text:span><text:span text:style-name="T18">)</text:span></text:p>
      <text:p text:style-name="P5"><text:span text:style-name="T14"><text:tab/>for</text:span> (<text:span text:style-name="T18">int</text:span> i <text:span text:style-name="T24">=</text:span> <text:span text:style-name="T26">2</text:span>; i <text:span text:style-name="T24">&lt;=</text:span> NUM_root; <text:span text:style-name="T24">++</text:span>i) {</text:p>
      <text:p text:style-name="P5"><text:span text:style-name="T14"><text:tab/>if</text:span> (<text:span text:style-name="T44">primes</text:span>[i]) {</text:p>
      <text:p text:style-name="P5"><text:span text:style-name="T14"><text:tab/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/text:p>
      <text:p text:style-name="P5"><text:span text:style-name="T14"><text:tab/><text:tab/>for</text:span> (<text:span text:style-name="T18">int</text:span> j <text:span text:style-name="T24">=</text:span> i <text:span text:style-name="T24">*</text:span> <text:span text:style-name="T26">2</text:span>; j <text:span text:style-name="T24">&lt;=</text:span> n; j <text:span text:style-name="T24">+=</text:span> i) {</text:p>
      <text:p text:style-name="P5"><text:span text:style-name="T44"><text:tab/><text:tab/><text:tab/>primes</text:span>[j] <text:span text:style-name="T24">=</text:span> <text:span text:style-name="T18">false</text:span>;</text:p>
      <text:p text:style-name="P5"><text:tab/><text:tab/>}</text:p>
      <text:p text:style-name="P5"><text:tab/>}</text:p>
      <text:p text:style-name="P5">}</text:p>
      <text:p text:style-name="P5"><text:span text:style-name="T18">int</text:span> primes_num<text:span text:style-name="T24">=</text:span><text:span text:style-name="T26">0</text:span>;</text:p>
      <text:p text:style-name="P5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53">//reduction(+:primes_num)</text:span></text:p>
      <text:p text:style-name="P5">{</text:p>
      <text:p text:style-name="P5"><text:span text:style-name="T14"><text:tab/>for</text:span> (<text:span text:style-name="T18">int</text:span> i <text:span text:style-name="T24">=</text:span> <text:span text:style-name="T26">0</text:span>; i <text:span text:style-name="T24">&lt;</text:span> NUM; <text:span text:style-name="T24">++</text:span>i) {</text:p>
      <text:p text:style-name="P5"><text:span text:style-name="T14"><text:tab/>if</text:span>(<text:span text:style-name="T44">primes</text:span>[i] <text:span text:style-name="T24">==</text:span> <text:span text:style-name="T18">true</text:span>)</text:p>
      <text:p text:style-name="P5"><text:tab/><text:tab/>{</text:p>
      <text:p text:style-name="P5"><text:tab/><text:tab/>primes_num<text:span text:style-name="T24">++</text:span>;</text:p>
      <text:p text:style-name="P5"><text:tab/>}}</text:p>
      <text:p text:style-name="P5">}</text:p>
      <text:p text:style-name="P5"><text:span text:style-name="T14">return</text:span> primes_num;</text:p>
      <text:p text:style-name="P5">}</text:p>
      <text:p text:style-name="P61"><text:soft-page-break/>Dla NUM=10 000 000, czas przetwarzania: <text:span text:style-name="T61">0.0675s</text:span>.</text:p>
      <text:p text:style-name="P37">Dla NUM=<text:span text:style-name="T50">5</text:span> 000 000, czas przetwarzania: <text:span text:style-name="T61">0.0195</text:span>s.</text:p>
      <text:p text:style-name="P37"/>
      <text:p text:style-name="P49"><text:span text:style-name="T56">#pragma omp for schedule (</text:span>dynamic<text:span text:style-name="T56">,</text:span>1<text:span text:style-name="T56">) – </text:span>wątek “szuka” nieprzetwarzany fragment tablicy <text:span text:style-name="T56"><text:s/></text:span>a nastepnie go przetwarza</text:p>
      <text:p text:style-name="P49"/>
      <text:p text:style-name="P49"><text:span text:style-name="T6">2.17</text:span> Sito Eratostenesa – Funkcyjnie z uzyciem #pragma omp for schedule (dynamic,2)</text:p>
      <text:p text:style-name="P94"/>
      <text:p text:style-name="P10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dynamic</text:span><text:span text:style-name="T18">,</text:span><text:span text:style-name="T31">2</text:span><text:span text:style-name="T18">)</text:span></text:p>
      <text:p text:style-name="P24"><text:span text:style-name="T14"><text:tab/>for</text:span> (<text:span text:style-name="T18">int</text:span> i <text:span text:style-name="T24">=</text:span> <text:span text:style-name="T26">2</text:span>; i <text:span text:style-name="T24">&lt;=</text:span> NUM_root; <text:span text:style-name="T24">++</text:span>i) {</text:p>
      <text:p text:style-name="P24"/>
      <text:p text:style-name="P62">Dla NUM=10 000 000, czas przetwarzania: <text:span text:style-name="T61">0.0594s</text:span>.</text:p>
      <text:p text:style-name="P38">Dla NUM=<text:span text:style-name="T50">5</text:span> 000 000, czas przetwarzania: <text:span text:style-name="T61">0.0199</text:span>s.</text:p>
      <text:p text:style-name="P38"/>
      <text:p text:style-name="P50"><text:span text:style-name="T56">#pragma omp for schedule (</text:span>dynamic<text:span text:style-name="T56">,2) – </text:span>wątek “szuka” <text:span text:style-name="T63">dwa pierwsze </text:span>nieprzetwarzan<text:span text:style-name="T63">e</text:span> fragment<text:span text:style-name="T63">y</text:span> tablicy <text:span text:style-name="T56"><text:s/></text:span>a nastepnie <text:span text:style-name="T63">je</text:span> przetwarza</text:p>
      <text:p text:style-name="P50"/>
      <text:p text:style-name="P50"><text:span text:style-name="T6">2.1</text:span><text:span text:style-name="T9">8</text:span> Sito Eratostenesa – Funkcyjnie z uzyciem #pragma omp for schedule (dynamic,<text:span text:style-name="T63">4</text:span>)</text:p>
      <text:p text:style-name="P94"/>
      <text:p text:style-name="P10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dynamic</text:span><text:span text:style-name="T18">,</text:span><text:span text:style-name="T31">4</text:span><text:span text:style-name="T18">)</text:span></text:p>
      <text:p text:style-name="P24"><text:span text:style-name="T14"><text:tab/>for</text:span> (<text:span text:style-name="T18">int</text:span> i <text:span text:style-name="T24">=</text:span> <text:span text:style-name="T26">2</text:span>; i <text:span text:style-name="T24">&lt;=</text:span> NUM_root; <text:span text:style-name="T24">++</text:span>i) {</text:p>
      <text:p text:style-name="P24"/>
      <text:p text:style-name="P62">Dla NUM=10 000 000, czas przetwarzania: <text:span text:style-name="T61">0.0620s</text:span>.</text:p>
      <text:p text:style-name="P38">Dla NUM=<text:span text:style-name="T50">5</text:span> 000 000, czas przetwarzania: <text:span text:style-name="T61">0.02334</text:span>s.</text:p>
      <text:p text:style-name="P38"/>
      <text:p text:style-name="P50"><text:span text:style-name="T56">#pragma omp for schedule (</text:span>dynamic<text:span text:style-name="T56">,4) – </text:span>wątek “szuka” <text:span text:style-name="T64">cztery pierwsze </text:span>nieprzetwarzan<text:span text:style-name="T63">e</text:span> fragment<text:span text:style-name="T63">y</text:span> tablicy <text:span text:style-name="T56"><text:s/></text:span>a nastepnie <text:span text:style-name="T63">je</text:span> przetwarza</text:p>
      <text:p text:style-name="P50"/>
      <text:p text:style-name="P51"><text:span text:style-name="T6">2.1</text:span><text:span text:style-name="T10">9</text:span> Sito Eratostenesa – Funkcyjnie z uzyciem #pragma omp for schedule (dynamic,<text:span text:style-name="T64">8</text:span>)</text:p>
      <text:p text:style-name="P95"/>
      <text:p text:style-name="P11"><text:span text:style-name="T14">#pragma</text:span><text:span text:style-name="T18"> </text:span><text:span text:style-name="T44">omp</text:span><text:span text:style-name="T18"> </text:span><text:span text:style-name="T44">parallel</text:span><text:span text:style-name="T18"> </text:span><text:span text:style-name="T44">for</text:span><text:span text:style-name="T18"> </text:span><text:span text:style-name="T44">schedule</text:span><text:span text:style-name="T18"> (</text:span><text:span text:style-name="T44">dynamic</text:span><text:span text:style-name="T18">,</text:span><text:span text:style-name="T32">8</text:span><text:span text:style-name="T18">)</text:span></text:p>
      <text:p text:style-name="P25"><text:span text:style-name="T14"><text:tab/>for</text:span> (<text:span text:style-name="T18">int</text:span> i <text:span text:style-name="T24">=</text:span> <text:span text:style-name="T26">2</text:span>; i <text:span text:style-name="T24">&lt;=</text:span> NUM_root; <text:span text:style-name="T24">++</text:span>i) {</text:p>
      <text:p text:style-name="P25"/>
      <text:p text:style-name="P63">Dla NUM=10 000 000, czas przetwarzania: <text:span text:style-name="T61">0.0726s</text:span>.</text:p>
      <text:p text:style-name="P39">Dla NUM=<text:span text:style-name="T50">5</text:span> 000 000, czas przetwarzania: <text:span text:style-name="T61">0.0204</text:span>s.</text:p>
      <text:p text:style-name="P39"/>
      <text:p text:style-name="P51"><text:span text:style-name="T56">#pragma omp for schedule (</text:span>dynamic<text:span text:style-name="T56">,4) – </text:span>wątek “szuka” <text:span text:style-name="T64">osiem pierwszych </text:span>nieprzetwarzan<text:span text:style-name="T64">ych</text:span> fragment<text:span text:style-name="T64">ów</text:span> tablicy <text:span text:style-name="T56"><text:s/></text:span>a nastepnie <text:span text:style-name="T63">je</text:span> przetwarza</text:p>
      <text:p text:style-name="P51"/>
      <text:p text:style-name="P52">3. Wyniki</text:p>
      <text:p text:style-name="P52"><text:tab/>a) testowano wszystkie w.wym. wersje kodu na instancjach &lt;2;NUM&gt; oraz <text:tab/>&lt;2:NUM/2&gt;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b) Tabela</text:p>
      <text:p text:style-name="P5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105">Algorytm</text:p>
          </table:table-cell>
          <table:table-cell table:style-name="Table1.A1" office:value-type="string">
            <text:p text:style-name="P105">Czas przetwarzania <text:span text:style-name="T65">(s)</text:span></text:p>
          </table:table-cell>
          <table:table-cell table:style-name="Table1.A1" office:value-type="string">
            <text:p text:style-name="P105">Przyspieszenie przetwarzania</text:p>
          </table:table-cell>
          <table:table-cell table:style-name="Table1.A1" office:value-type="string">
            <text:p text:style-name="P105">Prędkość przetwarzania</text:p>
          </table:table-cell>
          <table:table-cell table:style-name="Table1.E1" office:value-type="string">
            <text:p text:style-name="P105">Efektywność przetwarzania</text:p>
          </table:table-cell>
        </table:table-row>
        <table:table-row>
          <table:table-cell table:style-name="Table1.A2" office:value-type="string">
            <text:p text:style-name="P105">Dzielenie – sekwencyjnie <text:span text:style-name="T65">&lt;2:NUM&gt;</text:span></text:p>
          </table:table-cell>
          <table:table-cell table:style-name="Table1.A2" office:value-type="string">
            <text:p text:style-name="P90">3.1992</text:p>
          </table:table-cell>
          <table:table-cell table:style-name="Table1.A2" office:value-type="string">
            <text:p text:style-name="P106">-----------------</text:p>
          </table:table-cell>
          <table:table-cell table:style-name="Table1.D2" table:formula="ooow:10000000/&lt;B2&gt;" office:value-type="float" office:value="3125781.44536134">
            <text:p text:style-name="P98">3.13E+06</text:p>
          </table:table-cell>
          <table:table-cell table:style-name="Table1.E2" table:formula="ooow:&lt;C2&gt;/2" office:value-type="float" office:value="0">
            <text:p text:style-name="P97">0</text:p>
          </table:table-cell>
        </table:table-row>
        <table:table-row>
          <table:table-cell table:style-name="Table1.A2" office:value-type="string">
            <text:p text:style-name="P104">Dzielenie – sekwencyjnie <text:span text:style-name="T65">&lt;2:NUM/2&gt;</text:span></text:p>
          </table:table-cell>
          <table:table-cell table:style-name="Table1.A2" office:value-type="string">
            <text:p text:style-name="P106">1.1706</text:p>
          </table:table-cell>
          <table:table-cell table:style-name="Table1.A2" office:value-type="string">
            <text:p text:style-name="P106">-----------------</text:p>
          </table:table-cell>
          <table:table-cell table:style-name="Table1.D2" table:formula="ooow:5000000/&lt;B3&gt;" office:value-type="float" office:value="4271313.85614215">
            <text:p text:style-name="P98">4.27E+06</text:p>
          </table:table-cell>
          <table:table-cell table:style-name="Table1.E2" table:formula="ooow:&lt;C3&gt;/2" office:value-type="float" office:value="0">
            <text:p text:style-name="P97">0</text:p>
          </table:table-cell>
        </table:table-row>
        <table:table-row>
          <table:table-cell table:style-name="Table1.A2" office:value-type="string">
            <text:p text:style-name="P104">Dzielenie – <text:span text:style-name="T65">równolegle</text:span> <text:span text:style-name="T65">&lt;2:NUM&gt;</text:span></text:p>
          </table:table-cell>
          <table:table-cell table:style-name="Table1.A2" office:value-type="string">
            <text:p text:style-name="P106">1.8216</text:p>
          </table:table-cell>
          <table:table-cell table:style-name="Table1.A2" office:value-type="string">
            <text:p text:style-name="P106">-----------------</text:p>
          </table:table-cell>
          <table:table-cell table:style-name="Table1.D2" table:formula="ooow:10000000/&lt;B4&gt;" office:value-type="float" office:value="5489679.40272288">
            <text:p text:style-name="P98">5.49E+06</text:p>
          </table:table-cell>
          <table:table-cell table:style-name="Table1.E2" table:formula="ooow:&lt;C4&gt;/2" office:value-type="float" office:value="0">
            <text:p text:style-name="P97">0</text:p>
          </table:table-cell>
        </table:table-row>
        <table:table-row>
          <table:table-cell table:style-name="Table1.A2" office:value-type="string">
            <text:p text:style-name="P104">Dzielenie – <text:span text:style-name="T65">równolegle</text:span> <text:span text:style-name="T65">&lt;2:NUM/2&gt;</text:span></text:p>
          </table:table-cell>
          <table:table-cell table:style-name="Table1.A2" office:value-type="string">
            <text:p text:style-name="P106">0.6108</text:p>
          </table:table-cell>
          <table:table-cell table:style-name="Table1.A2" office:value-type="string">
            <text:p text:style-name="P106">-----------------</text:p>
          </table:table-cell>
          <table:table-cell table:style-name="Table1.D2" table:formula="ooow:5000000/&lt;B5&gt;" office:value-type="float" office:value="8185985.59266536">
            <text:p text:style-name="P98">8.19E+06</text:p>
          </table:table-cell>
          <table:table-cell table:style-name="Table1.E2" table:formula="ooow:&lt;C5&gt;/2" office:value-type="float" office:value="0">
            <text:p text:style-name="P97">0</text:p>
          </table:table-cell>
        </table:table-row>
        <table:table-row>
          <table:table-cell table:style-name="Table1.A2" office:value-type="string">
            <text:p text:style-name="P103">Sito Eratostenesa – sekw. &lt;2:NUM&gt;</text:p>
          </table:table-cell>
          <table:table-cell table:style-name="Table1.A2" office:value-type="string">
            <text:p text:style-name="P90"><text:span text:style-name="T69">1</text:span>.<text:span text:style-name="T50">1998</text:span></text:p>
            <text:p text:style-name="P90"/>
          </table:table-cell>
          <table:table-cell table:style-name="Table1.A2" office:value-type="string">
            <text:p text:style-name="P107">-----------------</text:p>
          </table:table-cell>
          <table:table-cell table:style-name="Table1.D2" table:formula="ooow:10000000/&lt;B6&gt;" office:value-type="float" office:value="8334722.45374229">
            <text:p text:style-name="P98">8.33E+06</text:p>
          </table:table-cell>
          <table:table-cell table:style-name="Table1.E2" table:formula="ooow:&lt;C6&gt;/2" office:value-type="float" office:value="0">
            <text:p text:style-name="P97">0</text:p>
          </table:table-cell>
        </table:table-row>
        <table:table-row>
          <table:table-cell table:style-name="Table1.A2" office:value-type="string">
            <text:p text:style-name="P103">Sito Eratostenesa – sekw. &lt;2:NUM/2&gt;</text:p>
          </table:table-cell>
          <table:table-cell table:style-name="Table1.A2" office:value-type="string">
            <text:p text:style-name="P91">0.<text:span text:style-name="T69">6</text:span>085</text:p>
          </table:table-cell>
          <table:table-cell table:style-name="Table1.A2" office:value-type="string">
            <text:p text:style-name="P107">-----------------</text:p>
          </table:table-cell>
          <table:table-cell table:style-name="Table1.D2" table:formula="ooow:5000000/&lt;B7&gt;" office:value-type="float" office:value="8216926.86935086">
            <text:p text:style-name="P98">8.22E+06</text:p>
          </table:table-cell>
          <table:table-cell table:style-name="Table1.E2" table:formula="ooow:&lt;C7&gt;/2" office:value-type="float" office:value="0">
            <text:p text:style-name="P97">0</text:p>
          </table:table-cell>
        </table:table-row>
        <table:table-row>
          <table:table-cell table:style-name="Table1.A2" office:value-type="string">
            <text:p text:style-name="P103">Sito Erat. Funkcyjnie</text:p>
            <text:p text:style-name="P103">(static,1) &lt;2:NUM&gt;</text:p>
          </table:table-cell>
          <table:table-cell table:style-name="Table1.A2" office:value-type="string">
            <text:p text:style-name="P106">27.5686</text:p>
          </table:table-cell>
          <table:table-cell table:style-name="Table1.C8" table:formula="ooow:&lt;B6&gt;/&lt;B8&gt;" office:value-type="float" office:value="0.0435205269763426">
            <text:p text:style-name="P99">0.04</text:p>
          </table:table-cell>
          <table:table-cell table:style-name="Table1.D2" table:formula="ooow:10000000/&lt;B8&gt;" office:value-type="float" office:value="362731.51338842">
            <text:p text:style-name="P98">3.63E+05</text:p>
          </table:table-cell>
          <table:table-cell table:style-name="Table1.E2" table:formula="ooow:&lt;C8&gt;/2" office:value-type="float" office:value="0.0217602634881715">
            <text:p text:style-name="P97">0.02</text:p>
          </table:table-cell>
        </table:table-row>
        <table:table-row>
          <table:table-cell table:style-name="Table1.A2" office:value-type="string">
            <text:p text:style-name="P103">Sito Erat. Funkcyjnie</text:p>
            <text:p text:style-name="P103">(static,1) &lt;2:NUM/2&gt;</text:p>
          </table:table-cell>
          <table:table-cell table:style-name="Table1.A2" office:value-type="string">
            <text:p text:style-name="P106">3.8142</text:p>
          </table:table-cell>
          <table:table-cell table:style-name="Table1.C8" table:formula="ooow:&lt;B7&gt;/&lt;B9&gt;" office:value-type="float" office:value="0.159535420271617">
            <text:p text:style-name="P99">0.16</text:p>
          </table:table-cell>
          <table:table-cell table:style-name="Table1.D2" table:formula="ooow:5000000/&lt;B9&gt;" office:value-type="float" office:value="1310890.88144303">
            <text:p text:style-name="P98">1.31E+06</text:p>
          </table:table-cell>
          <table:table-cell table:style-name="Table1.E2" table:formula="ooow:&lt;C9&gt;/2" office:value-type="float" office:value="0.0797677101358085">
            <text:p text:style-name="P97">0.08</text:p>
          </table:table-cell>
        </table:table-row>
        <table:table-row>
          <table:table-cell table:style-name="Table1.A2" office:value-type="string">
            <text:p text:style-name="P103">Sito Erat. Funkcyjnie</text:p>
            <text:p text:style-name="P103">(static,<text:span text:style-name="T66">2</text:span>) &lt;2:NUM&gt;</text:p>
          </table:table-cell>
          <table:table-cell table:style-name="Table1.A2" office:value-type="string">
            <text:p text:style-name="P72">24.2190</text:p>
          </table:table-cell>
          <table:table-cell table:style-name="Table1.C8" table:formula="ooow:&lt;B6&gt;/&lt;B10&gt;" office:value-type="float" office:value="0.0495396176555597">
            <text:p text:style-name="P99">0.05</text:p>
          </table:table-cell>
          <table:table-cell table:style-name="Table1.D2" table:formula="ooow:10000000/&lt;B10&gt;" office:value-type="float" office:value="412898.963623601">
            <text:p text:style-name="P98">4.13E+05</text:p>
          </table:table-cell>
          <table:table-cell table:style-name="Table1.E2" table:formula="ooow:&lt;C10&gt;/2" office:value-type="float" office:value="0.02476980882778">
            <text:p text:style-name="P97">0.02</text:p>
          </table:table-cell>
        </table:table-row>
        <table:table-row>
          <table:table-cell table:style-name="Table1.A2" office:value-type="string">
            <text:p text:style-name="P103">Sito Erat. Funkcyjnie</text:p>
            <text:p text:style-name="P103">(static,<text:span text:style-name="T66">2</text:span>) &lt;2:NUM/2&gt;</text:p>
          </table:table-cell>
          <table:table-cell table:style-name="Table1.A2" office:value-type="string">
            <text:p text:style-name="P66">4.0053</text:p>
          </table:table-cell>
          <table:table-cell table:style-name="Table1.C8" table:formula="ooow:&lt;B7&gt;/&lt;B11&gt;" office:value-type="float" office:value="0.151923701096048">
            <text:p text:style-name="P99">0.15</text:p>
          </table:table-cell>
          <table:table-cell table:style-name="Table1.D2" table:formula="ooow:5000000/&lt;B11&gt;" office:value-type="float" office:value="1248345.94162734">
            <text:p text:style-name="P98">1.25E+06</text:p>
          </table:table-cell>
          <table:table-cell table:style-name="Table1.E2" table:formula="ooow:&lt;C11&gt;/2" office:value-type="float" office:value="0.075961850548024">
            <text:p text:style-name="P97">0.08</text:p>
          </table:table-cell>
        </table:table-row>
        <table:table-row>
          <table:table-cell table:style-name="Table1.A2" office:value-type="string">
            <text:p text:style-name="P103">Sito Erat. Funkcyjnie</text:p>
            <text:p text:style-name="P103">(static,<text:span text:style-name="T66">4</text:span>) &lt;2:NUM&gt;</text:p>
          </table:table-cell>
          <table:table-cell table:style-name="Table1.A2" office:value-type="string">
            <text:p text:style-name="P72">22.7543</text:p>
          </table:table-cell>
          <table:table-cell table:style-name="Table1.C8" table:formula="ooow:&lt;B6&gt;/&lt;B12&gt;" office:value-type="float" office:value="0.0527284952734208">
            <text:p text:style-name="P99">0.05</text:p>
          </table:table-cell>
          <table:table-cell table:style-name="Table1.D2" table:formula="ooow:10000000/&lt;B12&gt;" office:value-type="float" office:value="439477.373507425">
            <text:p text:style-name="P98">4.39E+05</text:p>
          </table:table-cell>
          <table:table-cell table:style-name="Table1.E2" table:formula="ooow:&lt;C12&gt;/2" office:value-type="float" office:value="0.0263642476367105">
            <text:p text:style-name="P97">0.03</text:p>
          </table:table-cell>
        </table:table-row>
        <table:table-row>
          <table:table-cell table:style-name="Table1.A2" office:value-type="string">
            <text:p text:style-name="P103">Sito Erat. Funkcyjnie</text:p>
            <text:p text:style-name="P103">(static,<text:span text:style-name="T66">4</text:span>) &lt;2:NUM/2&gt;</text:p>
          </table:table-cell>
          <table:table-cell table:style-name="Table1.A2" office:value-type="string">
            <text:p text:style-name="P66">3.8054</text:p>
          </table:table-cell>
          <table:table-cell table:style-name="Table1.C8" table:formula="ooow:&lt;B7&gt;/&lt;B13&gt;" office:value-type="float" office:value="0.159904346455038">
            <text:p text:style-name="P99">0.16</text:p>
          </table:table-cell>
          <table:table-cell table:style-name="Table1.D2" table:formula="ooow:5000000/&lt;B13&gt;" office:value-type="float" office:value="1313922.32091239">
            <text:p text:style-name="P98">1.31E+06</text:p>
          </table:table-cell>
          <table:table-cell table:style-name="Table1.E2" table:formula="ooow:&lt;C13&gt;/2" office:value-type="float" office:value="0.079952173227519">
            <text:p text:style-name="P97">0.08</text:p>
          </table:table-cell>
        </table:table-row>
        <table:table-row>
          <table:table-cell table:style-name="Table1.A2" office:value-type="string">
            <text:p text:style-name="P103">Sito Erat. Funkcyjnie</text:p>
            <text:p text:style-name="P103">(static,<text:span text:style-name="T66">8</text:span>) &lt;2:NUM&gt;</text:p>
          </table:table-cell>
          <table:table-cell table:style-name="Table1.A2" office:value-type="string">
            <text:p text:style-name="P73">22.9399</text:p>
          </table:table-cell>
          <table:table-cell table:style-name="Table1.C8" table:formula="ooow:&lt;B6&gt;/&lt;B14&gt;" office:value-type="float" office:value="0.0523018844894703">
            <text:p text:style-name="P99">0.05</text:p>
          </table:table-cell>
          <table:table-cell table:style-name="Table1.D2" table:formula="ooow:10000000/&lt;B14&gt;" office:value-type="float" office:value="435921.691027424">
            <text:p text:style-name="P98">4.36E+05</text:p>
          </table:table-cell>
          <table:table-cell table:style-name="Table1.E2" table:formula="ooow:&lt;C14&gt;/2" office:value-type="float" office:value="0.026150942244735">
            <text:p text:style-name="P97">0.03</text:p>
          </table:table-cell>
        </table:table-row>
        <table:table-row>
          <table:table-cell table:style-name="Table1.A2" office:value-type="string">
            <text:p text:style-name="P103">Sito Erat. Funkcyjnie</text:p>
            <text:p text:style-name="P103">(static,<text:span text:style-name="T66">8</text:span>) &lt;2:NUM/2&gt;</text:p>
          </table:table-cell>
          <table:table-cell table:style-name="Table1.A2" office:value-type="string">
            <text:p text:style-name="P66">3.8117</text:p>
          </table:table-cell>
          <table:table-cell table:style-name="Table1.C8" table:formula="ooow:&lt;B7&gt;/&lt;B15&gt;" office:value-type="float" office:value="0.159640055618228">
            <text:p text:style-name="P99">0.16</text:p>
          </table:table-cell>
          <table:table-cell table:style-name="Table1.D2" table:formula="ooow:5000000/&lt;B15&gt;" office:value-type="float" office:value="1311750.66243408">
            <text:p text:style-name="P98">1.31E+06</text:p>
          </table:table-cell>
          <table:table-cell table:style-name="Table1.E2" table:formula="ooow:&lt;C15&gt;/2" office:value-type="float" office:value="0.079820027809114">
            <text:p text:style-name="P97">0.08</text:p>
          </table:table-cell>
        </table:table-row>
        <table:table-row>
          <table:table-cell table:style-name="Table1.A2" office:value-type="string">
            <text:p text:style-name="P102">Sito Erat. Funkcyjnie</text:p>
            <text:p text:style-name="P102">(<text:span text:style-name="T66">dynamic,1</text:span>) </text:p>
            <text:p text:style-name="P102">&lt;2:NUM&gt;</text:p>
          </table:table-cell>
          <table:table-cell table:style-name="Table1.A2" office:value-type="string">
            <text:p text:style-name="P67">91.3872</text:p>
          </table:table-cell>
          <table:table-cell table:style-name="Table1.C8" table:formula="ooow:&lt;B6&gt;/&lt;B16&gt;" office:value-type="float" office:value="0.0131287532608505">
            <text:p text:style-name="P99">0.01</text:p>
          </table:table-cell>
          <table:table-cell table:style-name="Table1.D2" table:formula="ooow:10000000/&lt;B16&gt;" office:value-type="float" office:value="109424.514592853">
            <text:p text:style-name="P98">1.09E+05</text:p>
          </table:table-cell>
          <table:table-cell table:style-name="Table1.E2" table:formula="ooow:&lt;C16&gt;/2" office:value-type="float" office:value="0.0065643766304255">
            <text:p text:style-name="P97">0.01</text:p>
          </table:table-cell>
        </table:table-row>
        <table:table-row>
          <table:table-cell table:style-name="Table1.A2" office:value-type="string">
            <text:p text:style-name="P102">Sito Erat. Funkcyjnie</text:p>
            <text:p text:style-name="P102">(<text:span text:style-name="T66">dynamic,1</text:span>) </text:p>
            <text:p text:style-name="P102">&lt;2:NUM/<text:span text:style-name="T66">2</text:span>&gt;</text:p>
          </table:table-cell>
          <table:table-cell table:style-name="Table1.A2" office:value-type="string">
            <text:p text:style-name="P67">30.5354</text:p>
          </table:table-cell>
          <table:table-cell table:style-name="Table1.C8" table:formula="ooow:&lt;B7&gt;/&lt;B17&gt;" office:value-type="float" office:value="0.0199276904838319">
            <text:p text:style-name="P99">0.02</text:p>
          </table:table-cell>
          <table:table-cell table:style-name="Table1.D2" table:formula="ooow:5000000/&lt;B17&gt;" office:value-type="float" office:value="163744.375380706">
            <text:p text:style-name="P98">1.64E+05</text:p>
          </table:table-cell>
          <table:table-cell table:style-name="Table1.E2" table:formula="ooow:&lt;C17&gt;/2" office:value-type="float" office:value="0.009963845241916">
            <text:p text:style-name="P97">0.01</text:p>
          </table:table-cell>
        </table:table-row>
        <table:table-row>
          <table:table-cell table:style-name="Table1.A2" office:value-type="string">
            <text:p text:style-name="P102">Sito Erat. Funkcyjnie</text:p>
            <text:p text:style-name="P102">(<text:span text:style-name="T66">dynamic,2</text:span>) </text:p>
            <text:p text:style-name="P102">&lt;2:NUM&gt;</text:p>
          </table:table-cell>
          <table:table-cell table:style-name="Table1.A2" office:value-type="string">
            <text:p text:style-name="P65">55.854<text:span text:style-name="T58">2</text:span></text:p>
          </table:table-cell>
          <table:table-cell table:style-name="Table1.C8" table:formula="ooow:&lt;B6&gt;/&lt;B18&gt;" office:value-type="float" office:value="0.02148092712813">
            <text:p text:style-name="P99">0.02</text:p>
          </table:table-cell>
          <table:table-cell table:style-name="Table1.D2" table:formula="ooow:10000000/&lt;B18&gt;" office:value-type="float" office:value="179037.565662027">
            <text:p text:style-name="P98">1.79E+05</text:p>
          </table:table-cell>
          <table:table-cell table:style-name="Table1.E2" table:formula="ooow:&lt;C18&gt;/2" office:value-type="float" office:value="0.010740463564065">
            <text:p text:style-name="P97">0.01</text:p>
          </table:table-cell>
        </table:table-row>
        <table:table-row>
          <table:table-cell table:style-name="Table1.A2" office:value-type="string">
            <text:p text:style-name="P102">Sito Erat. Funkcyjnie</text:p>
            <text:p text:style-name="P102">(<text:span text:style-name="T66">dynamic,2</text:span>) </text:p>
            <text:p text:style-name="P102">&lt;2:NUM/<text:span text:style-name="T66">2</text:span>&gt;</text:p>
          </table:table-cell>
          <table:table-cell table:style-name="Table1.A2" office:value-type="string">
            <text:p text:style-name="P68">16.8117</text:p>
          </table:table-cell>
          <table:table-cell table:style-name="Table1.C8" table:formula="ooow:&lt;B7&gt;/&lt;B19&gt;" office:value-type="float" office:value="0.0361950308416163">
            <text:p text:style-name="P99">0.04</text:p>
          </table:table-cell>
          <table:table-cell table:style-name="Table1.D2" table:formula="ooow:5000000/&lt;B19&gt;" office:value-type="float" office:value="297411.92145946">
            <text:p text:style-name="P98">2.97E+05</text:p>
          </table:table-cell>
          <table:table-cell table:style-name="Table1.E2" table:formula="ooow:&lt;C19&gt;/2" office:value-type="float" office:value="0.018097515420808">
            <text:p text:style-name="P97">0.02</text:p>
          </table:table-cell>
        </table:table-row>
        <table:table-row>
          <table:table-cell table:style-name="Table1.A2" office:value-type="string">
            <text:p text:style-name="P102">Sito Erat. Funkcyjnie</text:p>
            <text:p text:style-name="P102">(<text:span text:style-name="T66">dynamic,4</text:span>) </text:p>
            <text:p text:style-name="P102">&lt;2:NUM&gt;</text:p>
          </table:table-cell>
          <table:table-cell table:style-name="Table1.A2" office:value-type="string">
            <text:p text:style-name="P68">37.3615</text:p>
          </table:table-cell>
          <table:table-cell table:style-name="Table1.C8" table:formula="ooow:&lt;B6&gt;/&lt;B20&gt;" office:value-type="float" office:value="0.0321132716834174">
            <text:p text:style-name="P99">0.03</text:p>
          </table:table-cell>
          <table:table-cell table:style-name="Table1.D2" table:formula="ooow:10000000/&lt;B20&gt;" office:value-type="float" office:value="267655.206562906">
            <text:p text:style-name="P98">2.68E+05</text:p>
          </table:table-cell>
          <table:table-cell table:style-name="Table1.E2" table:formula="ooow:&lt;C20&gt;/2" office:value-type="float" office:value="0.016056635841709">
            <text:p text:style-name="P97">0.02</text:p>
          </table:table-cell>
        </table:table-row>
        <table:table-row>
          <table:table-cell table:style-name="Table1.A2" office:value-type="string">
            <text:p text:style-name="P102">Sito Erat. Funkcyjnie</text:p>
            <text:p text:style-name="P102">(<text:span text:style-name="T66">dynamic,4</text:span>) </text:p>
            <text:p text:style-name="P102">&lt;2:NUM/<text:span text:style-name="T66">2</text:span>&gt;</text:p>
          </table:table-cell>
          <table:table-cell table:style-name="Table1.A2" office:value-type="string">
            <text:p text:style-name="P68">9.8670</text:p>
          </table:table-cell>
          <table:table-cell table:style-name="Table1.C8" table:formula="ooow:&lt;B7&gt;/&lt;B21&gt;" office:value-type="float" office:value="0.0616702138441269">
            <text:p text:style-name="P99">0.06</text:p>
          </table:table-cell>
          <table:table-cell table:style-name="Table1.D2" table:formula="ooow:5000000/&lt;B21&gt;" office:value-type="float" office:value="506739.63717442">
            <text:p text:style-name="P98">5.07E+05</text:p>
          </table:table-cell>
          <table:table-cell table:style-name="Table1.E2" table:formula="ooow:&lt;C21&gt;/2" office:value-type="float" office:value="0.0308351069220635">
            <text:p text:style-name="P97">0.03</text:p>
          </table:table-cell>
        </table:table-row>
        <table:table-row>
          <table:table-cell table:style-name="Table1.A2" office:value-type="string">
            <text:p text:style-name="P102">Sito Erat. Funkcyjnie</text:p>
            <text:p text:style-name="P102">(<text:span text:style-name="T66">dynamic,8</text:span>) </text:p>
            <text:p text:style-name="P102">&lt;2:NUM&gt;</text:p>
          </table:table-cell>
          <table:table-cell table:style-name="Table1.A2" office:value-type="string">
            <text:p text:style-name="P69">29.1506</text:p>
          </table:table-cell>
          <table:table-cell table:style-name="Table1.C8" table:formula="ooow:&lt;B6&gt;/&lt;B22&gt;" office:value-type="float" office:value="0.041158672548764">
            <text:p text:style-name="P99">0.04</text:p>
          </table:table-cell>
          <table:table-cell table:style-name="Table1.D2" table:formula="ooow:10000000/&lt;B22&gt;" office:value-type="float" office:value="343046.11225841">
            <text:p text:style-name="P98">3.43E+05</text:p>
          </table:table-cell>
          <table:table-cell table:style-name="Table1.E2" table:formula="ooow:&lt;C22&gt;/2" office:value-type="float" office:value="0.020579336274382">
            <text:p text:style-name="P97">0.02</text:p>
          </table:table-cell>
        </table:table-row>
        <table:table-row>
          <table:table-cell table:style-name="Table1.A2" office:value-type="string">
            <text:p text:style-name="P103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106"/>
          </table:table-cell>
          <table:table-cell table:style-name="Table1.D2">
            <text:p text:style-name="P106"/>
          </table:table-cell>
          <table:table-cell table:style-name="Table1.E23" office:value-type="string">
            <text:p text:style-name="P106"/>
          </table:table-cell>
        </table:table-row>
        <table:table-row>
          <table:table-cell table:style-name="Table1.A2" office:value-type="string">
            <text:p text:style-name="P102">Sito Erat. Funkcyjnie</text:p>
            <text:p text:style-name="P102">(<text:span text:style-name="T66">dynamic,8</text:span>) </text:p>
            <text:p text:style-name="P102">&lt;2:NUM/<text:span text:style-name="T66">2</text:span>&gt;</text:p>
          </table:table-cell>
          <table:table-cell table:style-name="Table1.A2" office:value-type="string">
            <text:p text:style-name="P69">6.4058</text:p>
          </table:table-cell>
          <table:table-cell table:style-name="Table1.C8" table:formula="ooow:&lt;B7&gt;/&lt;B24&gt;" office:value-type="float" office:value="0.094992038465141">
            <text:p text:style-name="P99">0.09</text:p>
          </table:table-cell>
          <table:table-cell table:style-name="Table1.D2" table:formula="ooow:10000000/&lt;B24&gt;" office:value-type="float" office:value="1561085.26647726">
            <text:p text:style-name="P98">1.56E+06</text:p>
          </table:table-cell>
          <table:table-cell table:style-name="Table1.E2" table:formula="ooow:&lt;C24&gt;/2" office:value-type="float" office:value="0.0474960192325705">
            <text:p text:style-name="P97">0.05</text:p>
          </table:table-cell>
        </table:table-row>
        <table:table-row>
          <table:table-cell table:style-name="Table1.A2" office:value-type="string">
            <text:p text:style-name="P100">Sito Erat. <text:span text:style-name="T67">Domenowo</text:span></text:p>
            <text:p text:style-name="P100">(<text:span text:style-name="T67">static,1</text:span>) </text:p>
            <text:p text:style-name="P100">&lt;2:NUM&gt;</text:p>
          </table:table-cell>
          <table:table-cell table:style-name="Table1.A2" office:value-type="string">
            <text:p text:style-name="P70">0.0775</text:p>
          </table:table-cell>
          <table:table-cell table:style-name="Table1.C8" table:formula="ooow:&lt;B6&gt;/&lt;B25&gt;" office:value-type="float" office:value="15.4812903225806">
            <text:p text:style-name="P99">15.48</text:p>
          </table:table-cell>
          <table:table-cell table:style-name="Table1.D2" table:formula="ooow:5000000/&lt;B25&gt;" office:value-type="float" office:value="64516129.0322581">
            <text:p text:style-name="P98">6.45E+07</text:p>
          </table:table-cell>
          <table:table-cell table:style-name="Table1.E2" table:formula="ooow:&lt;C25&gt;/2" office:value-type="float" office:value="7.7406451612903">
            <text:p text:style-name="P97">7.74</text:p>
          </table:table-cell>
        </table:table-row>
        <table:table-row>
          <table:table-cell table:style-name="Table1.A2" office:value-type="string">
            <text:p text:style-name="P100">Sito Erat. <text:span text:style-name="T67">Domenowo</text:span></text:p>
            <text:p text:style-name="P100">(<text:span text:style-name="T67">static,1</text:span>) </text:p>
            <text:p text:style-name="P100"><text:soft-page-break/>&lt;2:NUM/<text:span text:style-name="T67">2</text:span>&gt;</text:p>
          </table:table-cell>
          <table:table-cell table:style-name="Table1.A2" office:value-type="string">
            <text:p text:style-name="P70">0.0239</text:p>
          </table:table-cell>
          <table:table-cell table:style-name="Table1.C8" table:formula="ooow:&lt;B7&gt;/&lt;B26&gt;" office:value-type="float" office:value="25.4602510460251">
            <text:p text:style-name="P99">25.46</text:p>
          </table:table-cell>
          <table:table-cell table:style-name="Table1.D2" table:formula="ooow:10000000/&lt;B26&gt;" office:value-type="float" office:value="418410041.841004">
            <text:p text:style-name="P98">4.18E+08</text:p>
          </table:table-cell>
          <table:table-cell table:style-name="Table1.E2" table:formula="ooow:&lt;C26&gt;/2" office:value-type="float" office:value="12.7301255230126">
            <text:p text:style-name="P97">12.73</text:p>
          </table:table-cell>
        </table:table-row>
        <table:table-row>
          <table:table-cell table:style-name="Table1.A2" office:value-type="string">
            <text:p text:style-name="P100">Sito Erat. <text:span text:style-name="T67">Domenowo</text:span></text:p>
            <text:p text:style-name="P100">(<text:span text:style-name="T67">static,2</text:span>) </text:p>
            <text:p text:style-name="P100">&lt;2:NUM&gt;</text:p>
          </table:table-cell>
          <table:table-cell table:style-name="Table1.A2" office:value-type="string">
            <text:p text:style-name="P71">0.0719</text:p>
          </table:table-cell>
          <table:table-cell table:style-name="Table1.C8" table:formula="ooow:&lt;B6&gt;/&lt;B27&gt;" office:value-type="float" office:value="16.6870653685675">
            <text:p text:style-name="P99">16.69</text:p>
          </table:table-cell>
          <table:table-cell table:style-name="Table1.D2" table:formula="ooow:5000000/&lt;B27&gt;" office:value-type="float" office:value="69541029.2072323">
            <text:p text:style-name="P98">6.95E+07</text:p>
          </table:table-cell>
          <table:table-cell table:style-name="Table1.E2" table:formula="ooow:&lt;C27&gt;/2" office:value-type="float" office:value="8.34353268428375">
            <text:p text:style-name="P97">8.34</text:p>
          </table:table-cell>
        </table:table-row>
        <table:table-row>
          <table:table-cell table:style-name="Table1.A2" office:value-type="string">
            <text:p text:style-name="P100">Sito Erat. <text:span text:style-name="T67">Domenowo</text:span></text:p>
            <text:p text:style-name="P100">(<text:span text:style-name="T67">static,2</text:span>) </text:p>
            <text:p text:style-name="P100">&lt;2:NUM/<text:span text:style-name="T67">2</text:span>&gt;</text:p>
          </table:table-cell>
          <table:table-cell table:style-name="Table1.A2" office:value-type="string">
            <text:p text:style-name="P71">0.0268</text:p>
          </table:table-cell>
          <table:table-cell table:style-name="Table1.C8" table:formula="ooow:&lt;B7&gt;/&lt;B28&gt;" office:value-type="float" office:value="22.705223880597">
            <text:p text:style-name="P99">22.71</text:p>
          </table:table-cell>
          <table:table-cell table:style-name="Table1.D2" table:formula="ooow:10000000/&lt;B28&gt;" office:value-type="float" office:value="373134328.358209">
            <text:p text:style-name="P98">3.73E+08</text:p>
          </table:table-cell>
          <table:table-cell table:style-name="Table1.E2" table:formula="ooow:&lt;C28&gt;/2" office:value-type="float" office:value="11.3526119402985">
            <text:p text:style-name="P97">11.35</text:p>
          </table:table-cell>
        </table:table-row>
        <table:table-row>
          <table:table-cell table:style-name="Table1.A2" office:value-type="string">
            <text:p text:style-name="P100">Sito Erat. <text:span text:style-name="T67">Domenowo</text:span></text:p>
            <text:p text:style-name="P100">(<text:span text:style-name="T67">static,4</text:span>) </text:p>
            <text:p text:style-name="P100">&lt;2:NUM&gt;</text:p>
          </table:table-cell>
          <table:table-cell table:style-name="Table1.A2" office:value-type="string">
            <text:p text:style-name="P71">0.0687</text:p>
          </table:table-cell>
          <table:table-cell table:style-name="Table1.C8" table:formula="ooow:&lt;B6&gt;/&lt;B29&gt;" office:value-type="float" office:value="17.4643377001456">
            <text:p text:style-name="P99">17.46</text:p>
          </table:table-cell>
          <table:table-cell table:style-name="Table1.D2" table:formula="ooow:5000000/&lt;B29&gt;" office:value-type="float" office:value="72780203.7845706">
            <text:p text:style-name="P98">7.28E+07</text:p>
          </table:table-cell>
          <table:table-cell table:style-name="Table1.E2" table:formula="ooow:&lt;C29&gt;/2" office:value-type="float" office:value="8.7321688500728">
            <text:p text:style-name="P97">8.73</text:p>
          </table:table-cell>
        </table:table-row>
        <table:table-row>
          <table:table-cell table:style-name="Table1.A2" office:value-type="string">
            <text:p text:style-name="P100">Sito Erat. <text:span text:style-name="T67">Domenowo</text:span></text:p>
            <text:p text:style-name="P100">(<text:span text:style-name="T67">static,4</text:span>) </text:p>
            <text:p text:style-name="P100">&lt;2:NUM/<text:span text:style-name="T67">2</text:span>&gt;</text:p>
          </table:table-cell>
          <table:table-cell table:style-name="Table1.A2" office:value-type="string">
            <text:p text:style-name="P71">0.0242</text:p>
          </table:table-cell>
          <table:table-cell table:style-name="Table1.C8" table:formula="ooow:&lt;B7&gt;/&lt;B30&gt;" office:value-type="float" office:value="25.1446280991736">
            <text:p text:style-name="P99">25.14</text:p>
          </table:table-cell>
          <table:table-cell table:style-name="Table1.D2" table:formula="ooow:10000000/&lt;B30&gt;" office:value-type="float" office:value="413223140.495868">
            <text:p text:style-name="P98">4.13E+08</text:p>
          </table:table-cell>
          <table:table-cell table:style-name="Table1.E2" table:formula="ooow:&lt;C30&gt;/2" office:value-type="float" office:value="12.5723140495868">
            <text:p text:style-name="P97">12.57</text:p>
          </table:table-cell>
        </table:table-row>
        <table:table-row>
          <table:table-cell table:style-name="Table1.A2" office:value-type="string">
            <text:p text:style-name="P100">Sito Erat. <text:span text:style-name="T67">Domenowo</text:span></text:p>
            <text:p text:style-name="P100">(<text:span text:style-name="T67">static,8</text:span>) </text:p>
            <text:p text:style-name="P100">&lt;2:NUM&gt;</text:p>
          </table:table-cell>
          <table:table-cell table:style-name="Table1.A2" office:value-type="string">
            <text:p text:style-name="P71">0.0780</text:p>
          </table:table-cell>
          <table:table-cell table:style-name="Table1.C8" table:formula="ooow:&lt;B6&gt;/&lt;B31&gt;" office:value-type="float" office:value="15.3820512820513">
            <text:p text:style-name="P99">15.38</text:p>
          </table:table-cell>
          <table:table-cell table:style-name="Table1.D2" table:formula="ooow:5000000/&lt;B31&gt;" office:value-type="float" office:value="64102564.1025641">
            <text:p text:style-name="P98">6.41E+07</text:p>
          </table:table-cell>
          <table:table-cell table:style-name="Table1.E2" table:formula="ooow:&lt;C31&gt;/2" office:value-type="float" office:value="7.69102564102565">
            <text:p text:style-name="P97">7.69</text:p>
          </table:table-cell>
        </table:table-row>
        <table:table-row>
          <table:table-cell table:style-name="Table1.A2" office:value-type="string">
            <text:p text:style-name="P100">Sito Erat. <text:span text:style-name="T67">Domenowo</text:span></text:p>
            <text:p text:style-name="P100">(<text:span text:style-name="T67">static,8</text:span>) </text:p>
            <text:p text:style-name="P100">&lt;2:NUM/<text:span text:style-name="T67">2</text:span>&gt;</text:p>
          </table:table-cell>
          <table:table-cell table:style-name="Table1.A2" office:value-type="string">
            <text:p text:style-name="P71">0.0259</text:p>
          </table:table-cell>
          <table:table-cell table:style-name="Table1.C8" table:formula="ooow:&lt;B7&gt;/&lt;B32&gt;" office:value-type="float" office:value="23.4942084942085">
            <text:p text:style-name="P99">23.49</text:p>
          </table:table-cell>
          <table:table-cell table:style-name="Table1.D2" table:formula="ooow:10000000/&lt;B32&gt;" office:value-type="float" office:value="386100386.100386">
            <text:p text:style-name="P98">3.86E+08</text:p>
          </table:table-cell>
          <table:table-cell table:style-name="Table1.E2" table:formula="ooow:&lt;C32&gt;/2" office:value-type="float" office:value="11.7471042471043">
            <text:p text:style-name="P97">11.75</text:p>
          </table:table-cell>
        </table:table-row>
        <table:table-row>
          <table:table-cell table:style-name="Table1.A2" office:value-type="string">
            <text:p text:style-name="P101">Sito Erat. <text:span text:style-name="T67">Domenowo</text:span></text:p>
            <text:p text:style-name="P101">(<text:span text:style-name="T68">dynamic,1</text:span>) </text:p>
            <text:p text:style-name="P101">&lt;2:NUM&gt;</text:p>
          </table:table-cell>
          <table:table-cell table:style-name="Table1.A2" office:value-type="string">
            <text:p text:style-name="P71">0.0675</text:p>
          </table:table-cell>
          <table:table-cell table:style-name="Table1.C8" table:formula="ooow:&lt;B6&gt;/&lt;B33&gt;" office:value-type="float" office:value="17.7748148148148">
            <text:p text:style-name="P99">17.77</text:p>
          </table:table-cell>
          <table:table-cell table:style-name="Table1.D2" table:formula="ooow:5000000/&lt;B33&gt;" office:value-type="float" office:value="74074074.0740741">
            <text:p text:style-name="P98">7.41E+07</text:p>
          </table:table-cell>
          <table:table-cell table:style-name="Table1.E2" table:formula="ooow:&lt;C33&gt;/2" office:value-type="float" office:value="8.8874074074074">
            <text:p text:style-name="P97">8.89</text:p>
          </table:table-cell>
        </table:table-row>
        <table:table-row>
          <table:table-cell table:style-name="Table1.A2" office:value-type="string">
            <text:p text:style-name="P101">Sito Erat. <text:span text:style-name="T67">Domenowo</text:span></text:p>
            <text:p text:style-name="P101">(<text:span text:style-name="T68">dynamic,1</text:span>) </text:p>
            <text:p text:style-name="P101">&lt;2:NUM/<text:span text:style-name="T68">2</text:span>&gt;</text:p>
          </table:table-cell>
          <table:table-cell table:style-name="Table1.A2" office:value-type="string">
            <text:p text:style-name="P71">0.0195</text:p>
          </table:table-cell>
          <table:table-cell table:style-name="Table1.C8" table:formula="ooow:&lt;B7&gt;/&lt;B34&gt;" office:value-type="float" office:value="31.2051282051282">
            <text:p text:style-name="P99">31.21</text:p>
          </table:table-cell>
          <table:table-cell table:style-name="Table1.D2" table:formula="ooow:10000000/&lt;B34&gt;" office:value-type="float" office:value="512820512.820513">
            <text:p text:style-name="P98">5.13E+08</text:p>
          </table:table-cell>
          <table:table-cell table:style-name="Table1.E2" table:formula="ooow:&lt;C34&gt;/2" office:value-type="float" office:value="15.6025641025641">
            <text:p text:style-name="P97">15.6</text:p>
          </table:table-cell>
        </table:table-row>
        <table:table-row>
          <table:table-cell table:style-name="Table1.A2" office:value-type="string">
            <text:p text:style-name="P101">Sito Erat. <text:span text:style-name="T67">Domenowo</text:span></text:p>
            <text:p text:style-name="P101">(<text:span text:style-name="T68">dynamic,2</text:span>) </text:p>
            <text:p text:style-name="P101">&lt;2:NUM&gt;</text:p>
          </table:table-cell>
          <table:table-cell table:style-name="Table1.A2" office:value-type="string">
            <text:p text:style-name="P71">0.0594</text:p>
          </table:table-cell>
          <table:table-cell table:style-name="Table1.C8" table:formula="ooow:&lt;B6&gt;/&lt;B35&gt;" office:value-type="float" office:value="20.1986531986532">
            <text:p text:style-name="P99">20.2</text:p>
          </table:table-cell>
          <table:table-cell table:style-name="Table1.D2" table:formula="ooow:5000000/&lt;B35&gt;" office:value-type="float" office:value="84175084.1750842">
            <text:p text:style-name="P98">8.42E+07</text:p>
          </table:table-cell>
          <table:table-cell table:style-name="Table1.E2" table:formula="ooow:&lt;C35&gt;/2" office:value-type="float" office:value="10.0993265993266">
            <text:p text:style-name="P97">10.1</text:p>
          </table:table-cell>
        </table:table-row>
        <table:table-row>
          <table:table-cell table:style-name="Table1.A2" office:value-type="string">
            <text:p text:style-name="P101">Sito Erat. <text:span text:style-name="T67">Domenowo</text:span></text:p>
            <text:p text:style-name="P101">(<text:span text:style-name="T68">dynamic,2</text:span>) </text:p>
            <text:p text:style-name="P101">&lt;2:NUM/<text:span text:style-name="T68">2</text:span>&gt;</text:p>
          </table:table-cell>
          <table:table-cell table:style-name="Table1.A2" office:value-type="string">
            <text:p text:style-name="P71">0.0199</text:p>
          </table:table-cell>
          <table:table-cell table:style-name="Table1.C8" table:formula="ooow:&lt;B7&gt;/&lt;B36&gt;" office:value-type="float" office:value="30.5778894472362">
            <text:p text:style-name="P99">30.58</text:p>
          </table:table-cell>
          <table:table-cell table:style-name="Table1.D2" table:formula="ooow:10000000/&lt;B36&gt;" office:value-type="float" office:value="502512562.81407">
            <text:p text:style-name="P98">5.03E+08</text:p>
          </table:table-cell>
          <table:table-cell table:style-name="Table1.E2" table:formula="ooow:&lt;C36&gt;/2" office:value-type="float" office:value="15.2889447236181">
            <text:p text:style-name="P97">15.29</text:p>
          </table:table-cell>
        </table:table-row>
        <table:table-row>
          <table:table-cell table:style-name="Table1.A2" office:value-type="string">
            <text:p text:style-name="P101">Sito Erat. <text:span text:style-name="T67">Domenowo</text:span></text:p>
            <text:p text:style-name="P101">(<text:span text:style-name="T68">dynamic,4</text:span>) </text:p>
            <text:p text:style-name="P101">&lt;2:NUM&gt;</text:p>
          </table:table-cell>
          <table:table-cell table:style-name="Table1.A2" office:value-type="string">
            <text:p text:style-name="P71">0.0620</text:p>
          </table:table-cell>
          <table:table-cell table:style-name="Table1.C8" table:formula="ooow:&lt;B6&gt;/&lt;B37&gt;" office:value-type="float" office:value="19.3516129032258">
            <text:p text:style-name="P99">19.35</text:p>
          </table:table-cell>
          <table:table-cell table:style-name="Table1.D2" table:formula="ooow:5000000/&lt;B37&gt;" office:value-type="float" office:value="80645161.2903226">
            <text:p text:style-name="P98">8.06E+07</text:p>
          </table:table-cell>
          <table:table-cell table:style-name="Table1.E2" table:formula="ooow:&lt;C37&gt;/2" office:value-type="float" office:value="9.6758064516129">
            <text:p text:style-name="P97">9.68</text:p>
          </table:table-cell>
        </table:table-row>
        <table:table-row>
          <table:table-cell table:style-name="Table1.A2" office:value-type="string">
            <text:p text:style-name="P101">Sito Erat. <text:span text:style-name="T67">Domenowo</text:span></text:p>
            <text:p text:style-name="P101">(<text:span text:style-name="T68">dynamic,4</text:span>) </text:p>
            <text:p text:style-name="P101">&lt;2:NUM/<text:span text:style-name="T68">2</text:span>&gt;</text:p>
          </table:table-cell>
          <table:table-cell table:style-name="Table1.A2" office:value-type="string">
            <text:p text:style-name="P71">0.0233</text:p>
          </table:table-cell>
          <table:table-cell table:style-name="Table1.C8" table:formula="ooow:&lt;B7&gt;/&lt;B38&gt;" office:value-type="float" office:value="26.1158798283262">
            <text:p text:style-name="P99">26.12</text:p>
          </table:table-cell>
          <table:table-cell table:style-name="Table1.D2" table:formula="ooow:10000000/&lt;B38&gt;" office:value-type="float" office:value="429184549.356223">
            <text:p text:style-name="P98">4.29E+08</text:p>
          </table:table-cell>
          <table:table-cell table:style-name="Table1.E2" table:formula="ooow:&lt;C38&gt;/2" office:value-type="float" office:value="13.0579399141631">
            <text:p text:style-name="P97">13.06</text:p>
          </table:table-cell>
        </table:table-row>
        <table:table-row>
          <table:table-cell table:style-name="Table1.A2" office:value-type="string">
            <text:p text:style-name="P101">Sito Erat. <text:span text:style-name="T67">Domenowo</text:span></text:p>
            <text:p text:style-name="P101">(<text:span text:style-name="T68">dynamic,8</text:span>) </text:p>
            <text:p text:style-name="P101">&lt;2:NUM&gt;</text:p>
          </table:table-cell>
          <table:table-cell table:style-name="Table1.A2" office:value-type="string">
            <text:p text:style-name="P71">0.0726</text:p>
          </table:table-cell>
          <table:table-cell table:style-name="Table1.C8" table:formula="ooow:&lt;B6&gt;/&lt;B39&gt;" office:value-type="float" office:value="16.5261707988981">
            <text:p text:style-name="P99">16.53</text:p>
          </table:table-cell>
          <table:table-cell table:style-name="Table1.D2" table:formula="ooow:5000000/&lt;B39&gt;" office:value-type="float" office:value="68870523.415978">
            <text:p text:style-name="P98">6.89E+07</text:p>
          </table:table-cell>
          <table:table-cell table:style-name="Table1.E2" table:formula="ooow:&lt;C39&gt;/2" office:value-type="float" office:value="8.26308539944905">
            <text:p text:style-name="P97">8.26</text:p>
          </table:table-cell>
        </table:table-row>
        <table:table-row>
          <table:table-cell table:style-name="Table1.A2" office:value-type="string">
            <text:p text:style-name="P101">Sito Erat. <text:span text:style-name="T67">Domenowo</text:span></text:p>
            <text:p text:style-name="P101">(<text:span text:style-name="T68">dynamic,8</text:span>) </text:p>
            <text:p text:style-name="P101">&lt;2:NUM/<text:span text:style-name="T68">2</text:span>&gt;</text:p>
          </table:table-cell>
          <table:table-cell table:style-name="Table1.A2" office:value-type="string">
            <text:p text:style-name="P71">0.0204</text:p>
          </table:table-cell>
          <table:table-cell table:style-name="Table1.C8" table:formula="ooow:&lt;B7&gt;/&lt;B40&gt;" office:value-type="float" office:value="29.828431372549">
            <text:p text:style-name="P99">29.83</text:p>
          </table:table-cell>
          <table:table-cell table:style-name="Table1.D2" table:formula="ooow:10000000/&lt;B40&gt;" office:value-type="float" office:value="490196078.431373">
            <text:p text:style-name="P98">4.90E+08</text:p>
          </table:table-cell>
          <table:table-cell table:style-name="Table1.E2" table:formula="ooow:&lt;C40&gt;/2" office:value-type="float" office:value="14.9142156862745">
            <text:p text:style-name="P97">14.91</text:p>
          </table:table-cell>
        </table:table-row>
      </table:table>
      <text:p text:style-name="P52"/>
      <text:p text:style-name="P111">4 Wnioski</text:p>
      <text:p text:style-name="P53"/>
      <text:p text:style-name="P53"><text:span text:style-name="T11">4.1</text:span><text:span text:style-name="T70"> </text:span>Dla algorytmu dzielenia <text:span text:style-name="T70">w wersji równoległej uzyskano dwukrotne przyspieszenie w stosunku do wersji sekwencyjnej.</text:span></text:p>
      <text:p text:style-name="P53"/>
      <text:p text:style-name="P109"><text:span text:style-name="T6">4.2</text:span> Przetwarzanie algorytmu sita Eratostenesa wykazuje gorsze czasy przetwarzania ze względu na charakterystykę problemu ( wyznaczanie liczb pierwszych), dłuższy czas jest skutkiem odświeżania wartości w tablicy liczb pierwszych przez wszystkie wątki w momencie gdy min. 1 wątek wprowadzi do niej zzmiany (false sharing).</text:p>
      <text:p text:style-name="P109"/>
      <text:p text:style-name="P109"><text:span text:style-name="T6">4.3 </text:span>Najlepsze przyspieszenie uzyskano w przypadku algorytmu sita z zastosowaniem domenowego podejścia zrównoleglenia, ze względu na ograniczenia sprzętowe nie zaobserwowano znaczych skoków wydajności przy zwiększaniu parametru (static/dynamic,1/2/4/8)</text:p>
      <text:p text:style-name="P109"/>
      <text:p text:style-name="P109"/>
      <text:p text:style-name="P109"><text:soft-page-break/><text:span text:style-name="T12">4.4 </text:span>Ograniczenia efektywnościowe w poszczególnych podejściach:</text:p>
      <text:p text:style-name="P109"/>
      <text:p text:style-name="P110">Sekwencyjny algorytm dzielenia – główne ograniczenia to: duża liczba operacji dzielenia które zajmują jednostce arytmetycznej więcej czasu niż np. dodawanie, przetwarzanie na jednym wątku.</text:p>
      <text:p text:style-name="P110"/>
      <text:p text:style-name="P110">Równoległy algorytm dzielenia – duża liczba operacji dzielenia nadal jest głównym ograniczeniem, istnieje natomiast dwukrotne zmniejszenie całkowitego czasu przetwarzania <text:s/>ze względu na zrównoleglenie.</text:p>
      <text:p text:style-name="P110"/>
      <text:p text:style-name="P110">Sekwencyjny algorytm sita Eratostenesa – główne ograniczenie to brak zrównoleglenia.</text:p>
      <text:p text:style-name="P110"/>
      <text:p text:style-name="P110">Równoległy domenowy algorytm sita Eratostenesa – głównymi ograniczeniami są: nierównomierne rozłożenie pracy pomiędzy wątkami, false sharing oraz <text:span text:style-name="T71">konieczność stosowania dynamicznego przydziału pracy pomiędzy wątkami.</text:span></text:p>
      <text:p text:style-name="P110"/>
      <text:p text:style-name="P110">Równoległy funkcyjny algorytm sita Eratostenesa – główne ograniczenia to: nierównomierne rozłożenie pracy pomiędzy wątkami, duża ilość komunikacji pomiędzy wątkami, korzyści osiągane dzięki zrównolegleniu są widoczne dopiero dla dużych przedziałów liczbowych (10 ml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22T13:31:15.699036965</meta:creation-date>
    <dc:date>2023-12-23T14:17:37.393627697</dc:date>
    <meta:editing-duration>PT1H24M35S</meta:editing-duration>
    <meta:editing-cycles>17</meta:editing-cycles>
    <meta:generator>LibreOffice/6.0.7.3$Linux_X86_64 LibreOffice_project/00m0$Build-3</meta:generator>
    <meta:document-statistic meta:table-count="1" meta:image-count="0" meta:object-count="0" meta:page-count="12" meta:paragraph-count="575" meta:word-count="2631" meta:character-count="17869" meta:non-whitespace-character-count="15577"/>
  </office:meta>
</office:document-meta>
</file>